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tic" svg:font-family="Antic" style:font-pitch="variable"/>
    <style:font-face style:name="DejaVu Sans Condensed" svg:font-family="'DejaVu Sans Condensed'" style:font-family-generic="swiss" style:font-pitch="variable"/>
    <style:font-face style:name="DejaVu Serif" svg:font-family="'DejaVu Serif'" style:font-family-generic="roman" style:font-pitch="variabl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align="center" style:justify-single-word="false" fo:text-indent="0in" style:auto-text-indent="false"/>
      <style:text-properties fo:color="#2a6099" loext:opacity="100%" fo:font-size="10.5pt" officeooo:rsid="0113a9f8" officeooo:paragraph-rsid="0122e70b" style:font-size-asian="10.5pt" style:font-size-complex="10.5pt"/>
    </style:style>
    <style:style style:name="P2" style:family="paragraph" style:parent-style-name="Text_20_body">
      <style:paragraph-properties fo:margin-left="0in" fo:margin-right="0in" fo:text-align="center" style:justify-single-word="false" fo:text-indent="0in" style:auto-text-indent="false"/>
      <style:text-properties fo:color="#2a6099" loext:opacity="100%" fo:font-size="10.5pt" officeooo:rsid="0113a9f8" officeooo:paragraph-rsid="0113a9f8" style:font-size-asian="10.5pt" style:font-size-complex="10.5pt"/>
    </style:style>
    <style:style style:name="P3" style:family="paragraph" style:parent-style-name="Text_20_body">
      <style:paragraph-properties fo:margin-left="0in" fo:margin-right="0in" fo:text-align="center" style:justify-single-word="false" fo:text-indent="0in" style:auto-text-indent="false"/>
      <style:text-properties fo:color="#2a6099" loext:opacity="100%" fo:font-size="10.5pt" officeooo:rsid="00dd7032" officeooo:paragraph-rsid="00dd7032" style:font-size-asian="10.5pt" style:font-size-complex="10.5pt"/>
    </style:style>
    <style:style style:name="P4" style:family="paragraph" style:parent-style-name="Footer">
      <style:paragraph-properties fo:text-align="center" style:justify-single-word="false"/>
      <style:text-properties officeooo:rsid="0070bb48" officeooo:paragraph-rsid="0122e70b"/>
    </style:style>
    <style:style style:name="P5" style:family="paragraph" style:parent-style-name="Footer">
      <style:paragraph-properties fo:text-align="center" style:justify-single-word="false"/>
      <style:text-properties officeooo:rsid="0070bb48" officeooo:paragraph-rsid="0070bb48"/>
    </style:style>
    <style:style style:name="P6" style:family="paragraph" style:parent-style-name="Text_20_body">
      <style:paragraph-properties fo:margin-left="0in" fo:margin-right="0in" fo:text-indent="0in" style:auto-text-indent="false"/>
      <style:text-properties fo:font-size="9pt" fo:font-style="italic" officeooo:rsid="00200f36" officeooo:paragraph-rsid="005de581" style:font-size-asian="9pt" style:font-style-asian="italic" style:font-size-complex="9pt" style:font-style-complex="italic"/>
    </style:style>
    <style:style style:name="P7" style:family="paragraph" style:parent-style-name="Subheading_20_2">
      <style:paragraph-properties fo:margin-left="0in" fo:margin-right="0in" fo:text-indent="0in" style:auto-text-indent="false"/>
      <style:text-properties fo:font-size="12pt" officeooo:paragraph-rsid="005de581" style:font-size-asian="12pt" style:font-size-complex="12pt"/>
    </style:style>
    <style:style style:name="P8" style:family="paragraph" style:parent-style-name="Div">
      <style:text-properties officeooo:rsid="002a4bf4" officeooo:paragraph-rsid="005de581"/>
    </style:style>
    <style:style style:name="P9" style:family="paragraph" style:parent-style-name="HorLineThick">
      <style:text-properties officeooo:paragraph-rsid="005de581"/>
    </style:style>
    <style:style style:name="P10" style:family="paragraph" style:parent-style-name="Horizontal_20_Line">
      <style:text-properties fo:font-size="8pt" officeooo:paragraph-rsid="005de581" style:font-size-asian="8pt" style:font-size-complex="8pt"/>
    </style:style>
    <style:style style:name="P11" style:family="paragraph" style:parent-style-name="Text_20_body">
      <style:text-properties fo:font-size="8pt" officeooo:paragraph-rsid="005de581" style:font-size-asian="8pt" style:font-size-complex="8pt"/>
    </style:style>
    <style:style style:name="P12" style:family="paragraph" style:parent-style-name="Subheading_20_2">
      <style:paragraph-properties fo:margin-left="0in" fo:margin-right="0in" fo:text-indent="0in" style:auto-text-indent="false"/>
      <style:text-properties officeooo:rsid="00dd7032" officeooo:paragraph-rsid="00dd7032"/>
    </style:style>
    <style:style style:name="P13" style:family="paragraph" style:parent-style-name="Keywords">
      <style:paragraph-properties fo:margin-top="0.0398in" fo:margin-bottom="0.0398in" style:contextual-spacing="false"/>
      <style:text-properties fo:font-style="italic" officeooo:rsid="00dd7032" officeooo:paragraph-rsid="0123484f" style:font-style-asian="italic" style:font-style-complex="italic"/>
    </style:style>
    <style:style style:name="P14" style:family="paragraph" style:parent-style-name="Div">
      <style:paragraph-properties fo:margin-top="0.1189in" fo:margin-bottom="0.1189in" style:contextual-spacing="false"/>
      <style:text-properties fo:font-size="20pt" fo:font-weight="bold" officeooo:rsid="01193f29" officeooo:paragraph-rsid="01193f29" style:font-size-asian="20pt" style:font-weight-asian="bold" style:font-size-complex="20pt" style:font-weight-complex="bold"/>
    </style:style>
    <style:style style:name="P15" style:family="paragraph" style:parent-style-name="Contents_20_1">
      <style:paragraph-properties>
        <style:tab-stops>
          <style:tab-stop style:position="6.6925in" style:type="right" style:leader-style="dotted" style:leader-text="."/>
        </style:tab-stops>
      </style:paragraph-properties>
    </style:style>
    <style:style style:name="P16" style:family="paragraph" style:parent-style-name="Contents_20_2">
      <style:paragraph-properties>
        <style:tab-stops>
          <style:tab-stop style:position="6.4957in" style:type="right" style:leader-style="dotted" style:leader-text="."/>
        </style:tab-stops>
      </style:paragraph-properties>
    </style:style>
    <style:style style:name="P17" style:family="paragraph" style:parent-style-name="Contents_20_3">
      <style:paragraph-properties>
        <style:tab-stops>
          <style:tab-stop style:position="6.2984in" style:type="right" style:leader-style="dotted" style:leader-text="."/>
        </style:tab-stops>
      </style:paragraph-properties>
    </style:style>
    <style:style style:name="P18" style:family="paragraph" style:parent-style-name="Text_20_body">
      <style:paragraph-properties fo:text-indent="0in" style:auto-text-indent="false"/>
      <style:text-properties officeooo:paragraph-rsid="0120751f"/>
    </style:style>
    <style:style style:name="P19" style:family="paragraph" style:parent-style-name="Contents_20_4">
      <style:paragraph-properties>
        <style:tab-stops>
          <style:tab-stop style:position="6.102in" style:type="right" style:leader-style="dotted" style:leader-text="."/>
        </style:tab-stops>
      </style:paragraph-properties>
    </style:style>
    <style:style style:name="P20" style:family="paragraph" style:parent-style-name="Text_20_body">
      <style:paragraph-properties fo:break-before="page"/>
    </style:style>
    <style:style style:name="P21" style:family="paragraph" style:parent-style-name="Text_20_body">
      <style:paragraph-properties fo:margin-left="0in" fo:margin-right="0in" fo:text-indent="0in" style:auto-text-indent="false"/>
      <style:text-properties style:font-name="Liberation Serif" fo:font-size="12pt" fo:font-weight="normal" officeooo:rsid="0036b9ba" officeooo:paragraph-rsid="005de581" style:font-name-asian="Noto Sans CJK SC" style:font-size-asian="12pt" style:font-weight-asian="normal" style:font-name-complex="Lohit Devanagari1" style:font-size-complex="12pt" style:font-weight-complex="normal"/>
    </style:style>
    <style:style style:name="P22" style:family="paragraph" style:parent-style-name="Text_20_body">
      <style:text-properties officeooo:paragraph-rsid="0113aa35"/>
    </style:style>
    <style:style style:name="P23" style:family="paragraph" style:parent-style-name="Text_20_body">
      <style:paragraph-properties fo:break-before="column"/>
      <style:text-properties officeooo:paragraph-rsid="0113aa35"/>
    </style:style>
    <style:style style:name="P24" style:family="paragraph" style:parent-style-name="Horizontal_20_Line" style:master-page-name="_31_">
      <style:paragraph-properties style:page-number="auto"/>
      <style:text-properties officeooo:paragraph-rsid="005de581"/>
    </style:style>
    <style:style style:name="P25" style:family="paragraph" style:parent-style-name="Footer">
      <style:paragraph-properties fo:text-align="center" style:justify-single-word="false"/>
      <style:text-properties style:font-name="FreeMono" fo:font-size="9pt" fo:font-style="italic" officeooo:rsid="00de4658" officeooo:paragraph-rsid="0122e70b" style:font-size-asian="9pt" style:font-style-asian="italic" style:font-size-complex="9pt" style:font-style-complex="italic"/>
    </style:style>
    <style:style style:name="P26" style:family="paragraph" style:parent-style-name="Heading_20_1" style:list-style-name="">
      <style:paragraph-properties fo:text-align="start" style:justify-single-word="false" fo:break-before="page"/>
      <style:text-properties officeooo:rsid="00e2b933" officeooo:paragraph-rsid="00e2b933"/>
    </style:style>
    <style:style style:name="P27" style:family="paragraph" style:parent-style-name="Heading_20_1">
      <style:paragraph-properties fo:break-before="page"/>
    </style:style>
    <style:style style:name="P28" style:family="paragraph" style:parent-style-name="Heading_20_2">
      <style:text-properties style:font-name="Liberation Serif" fo:font-size="16pt" fo:font-weight="normal" officeooo:rsid="0113a9f8" officeooo:paragraph-rsid="0113a9f8" style:font-name-asian="Noto Sans CJK SC" style:font-size-asian="16pt" style:font-weight-asian="normal" style:font-name-complex="Lohit Devanagari1" style:font-size-complex="16pt" style:font-weight-complex="normal"/>
    </style:style>
    <style:style style:name="P29" style:family="paragraph" style:parent-style-name="Text_20_body" style:list-style-name="">
      <style:paragraph-properties fo:margin-left="0in" fo:margin-right="0in" fo:text-align="start" style:justify-single-word="false" fo:text-indent="0in" style:auto-text-indent="false"/>
      <style:text-properties officeooo:paragraph-rsid="00e2b933"/>
    </style:style>
    <style:style style:name="P30" style:family="paragraph" style:parent-style-name="Text_20_body" style:list-style-name="L5">
      <style:paragraph-properties fo:text-align="start" style:justify-single-word="false" fo:text-indent="0in" style:auto-text-indent="false"/>
      <style:text-properties officeooo:paragraph-rsid="011b0463"/>
    </style:style>
    <style:style style:name="P31" style:family="paragraph" style:parent-style-name="Text_20_body" style:list-style-name="L1">
      <style:text-properties fo:font-weight="normal" style:font-weight-asian="normal" style:font-weight-complex="normal"/>
    </style:style>
    <style:style style:name="P32" style:family="paragraph" style:parent-style-name="Text_20_body" style:list-style-name="L2">
      <style:text-properties fo:font-weight="normal" style:font-weight-asian="normal" style:font-weight-complex="normal"/>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paragraph-properties fo:margin-left="0in" fo:margin-right="0in" fo:text-indent="0in" style:auto-text-indent="false"/>
    </style:style>
    <style:style style:name="P37" style:family="paragraph" style:parent-style-name="Text_20_body" style:list-style-name="L5">
      <style:text-properties fo:font-weight="bold"/>
    </style:style>
    <style:style style:name="P38" style:family="paragraph" style:parent-style-name="Text_20_body" style:list-style-name="L9">
      <style:text-properties fo:font-weight="bold"/>
    </style:style>
    <style:style style:name="P39" style:family="paragraph" style:parent-style-name="Text_20_body" style:list-style-name="L10">
      <style:text-properties fo:font-weight="bold"/>
    </style:style>
    <style:style style:name="P40" style:family="paragraph" style:parent-style-name="Text_20_body" style:list-style-name="L11">
      <style:text-properties fo:font-weight="bold"/>
    </style:style>
    <style:style style:name="P41" style:family="paragraph" style:parent-style-name="Text_20_body" style:list-style-name="L20">
      <style:text-properties fo:font-weight="bold"/>
    </style:style>
    <style:style style:name="P42" style:family="paragraph" style:parent-style-name="Text_20_body" style:list-style-name="L22">
      <style:text-properties fo:font-weight="bold"/>
    </style:style>
    <style:style style:name="P43" style:family="paragraph" style:parent-style-name="Text_20_body" style:list-style-name="L5">
      <style:paragraph-properties fo:margin-left="0in" fo:margin-right="0in" fo:text-align="start" style:justify-single-word="false" fo:text-indent="0in" style:auto-text-indent="false"/>
      <style:text-properties fo:font-style="italic"/>
    </style:style>
    <style:style style:name="P44" style:family="paragraph" style:parent-style-name="Text_20_body" style:list-style-name="L5">
      <style:paragraph-properties fo:text-align="start" style:justify-single-word="false" fo:text-indent="0in" style:auto-text-indent="false"/>
      <style:text-properties fo:font-style="italic" officeooo:paragraph-rsid="011b0463"/>
    </style:style>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7">
      <style:text-properties officeooo:paragraph-rsid="01224ff6"/>
    </style:style>
    <style:style style:name="P58" style:family="paragraph" style:parent-style-name="Text_20_body" style:list-style-name="L18"/>
    <style:style style:name="P59" style:family="paragraph" style:parent-style-name="Text_20_body" style:list-style-name="L19"/>
    <style:style style:name="P60" style:family="paragraph" style:parent-style-name="Text_20_body" style:list-style-name="L20"/>
    <style:style style:name="P61" style:family="paragraph" style:parent-style-name="Text_20_body" style:list-style-name="L21"/>
    <style:style style:name="P62" style:family="paragraph" style:parent-style-name="Text_20_body" style:list-style-name="L22"/>
    <style:style style:name="P63" style:family="paragraph" style:parent-style-name="Text_20_body" style:list-style-name="L23"/>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T1" style:family="text">
      <style:text-properties officeooo:rsid="0122e70b"/>
    </style:style>
    <style:style style:name="T2" style:family="text">
      <style:text-properties officeooo:rsid="01199ee7"/>
    </style:style>
    <style:style style:name="T3" style:family="text">
      <style:text-properties style:font-name="FreeMono" fo:font-size="9pt" fo:font-style="italic" style:font-size-asian="9pt" style:font-style-asian="italic" style:font-size-complex="9pt" style:font-style-complex="italic"/>
    </style:style>
    <style:style style:name="T4" style:family="text">
      <style:text-properties style:font-name="FreeMono" fo:font-size="9pt" fo:font-style="italic" officeooo:rsid="01199ee7" style:font-size-asian="9pt" style:font-style-asian="italic" style:font-size-complex="9pt" style:font-style-complex="italic"/>
    </style:style>
    <style:style style:name="T5" style:family="text">
      <style:text-properties style:font-name="FreeMono" fo:font-size="9pt" fo:font-style="italic" officeooo:rsid="0122e70b" style:font-size-asian="9pt" style:font-style-asian="italic" style:font-size-complex="9pt" style:font-style-complex="italic"/>
    </style:style>
    <style:style style:name="T6" style:family="text">
      <style:text-properties style:font-name="FreeMono" fo:font-size="9pt" fo:font-style="italic" officeooo:rsid="003f9c13" style:font-size-asian="9pt" style:font-style-asian="italic" style:font-size-complex="9pt" style:font-style-complex="italic"/>
    </style:style>
    <style:style style:name="T7" style:family="text">
      <style:text-properties style:font-name="FreeMono" fo:font-size="9pt" fo:font-style="italic" officeooo:rsid="00de3318" style:font-size-asian="9pt" style:font-style-asian="italic" style:font-size-complex="9pt" style:font-style-complex="italic"/>
    </style:style>
    <style:style style:name="T8" style:family="text">
      <style:text-properties style:font-name="FreeMono" fo:font-size="9pt" fo:font-style="italic" officeooo:rsid="00de4658" style:font-size-asian="9pt" style:font-style-asian="italic" style:font-size-complex="9pt" style:font-style-complex="italic"/>
    </style:style>
    <style:style style:name="T9" style:family="text">
      <style:text-properties style:font-name="Liberation Serif" fo:font-size="10pt" fo:font-weight="normal" officeooo:rsid="002f3ed0" style:font-size-asian="10pt" style:font-weight-asian="normal" style:font-size-complex="10pt" style:font-weight-complex="normal"/>
    </style:style>
    <style:style style:name="T10" style:family="text">
      <style:text-properties officeooo:rsid="001f9735"/>
    </style:style>
    <style:style style:name="T11" style:family="text">
      <style:text-properties fo:color="#111111" loext:opacity="100%" style:font-name="DejaVu Serif" fo:text-shadow="none" officeooo:rsid="001f9735"/>
    </style:style>
    <style:style style:name="T12" style:family="text">
      <style:text-properties fo:font-size="9pt" fo:font-style="italic" officeooo:rsid="00efdf8d" style:font-size-asian="9pt" style:font-style-asian="italic" style:font-size-complex="9pt" style:font-style-complex="italic"/>
    </style:style>
    <style:style style:name="T13" style:family="text">
      <style:text-properties officeooo:rsid="00f0802d"/>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officeooo:rsid="011fdc05"/>
    </style:style>
    <style:style style:name="T17" style:family="text">
      <style:text-properties fo:font-style="italic"/>
    </style:style>
    <style:style style:name="T18" style:family="text">
      <style:text-properties fo:font-style="italic" fo:font-weight="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normal" style:font-weight-asian="normal" style:font-weight-complex="normal"/>
    </style:style>
    <style:style style:name="T21" style:family="text">
      <style:text-properties fo:font-weight="normal" style:font-weight-asian="normal" style:font-weight-complex="normal"/>
    </style:style>
    <style:style style:name="T22" style:family="text">
      <style:text-properties officeooo:rsid="011b0463"/>
    </style:style>
    <style:style style:name="T23" style:family="text">
      <style:text-properties officeooo:rsid="011e47eb"/>
    </style:style>
    <style:style style:name="T24" style:family="text">
      <style:text-properties officeooo:rsid="01224ff6"/>
    </style:style>
    <style:style style:name="T25" style:family="text">
      <style:text-properties officeooo:rsid="0126008c"/>
    </style:style>
    <style:style style:name="Sect1" style:family="section">
      <style:section-properties text:dont-balance-text-columns="false" style:editable="false">
        <style:columns fo:column-count="2">
          <style:column style:rel-width="2448*" fo:start-indent="0in" fo:end-indent="0.098in"/>
          <style:column style:rel-width="7190*" fo:start-indent="0.098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14">Propuesta de proyecto</text:p>
      <text:p text:style-name="P8">Universidad Europea - <text:a xlink:type="simple" xlink:href="https://universidadeuropea.com/" text:style-name="Internet_20_link" text:visited-style-name="Visited_20_Internet_20_Link"><text:span text:style-name="T9">https://universidadeuropea.com/</text:span></text:a></text:p>
      <text:p text:style-name="P9"><text:s/></text:p>
      <text:h text:style-name="P28" text:outline-level="2"><text:bookmark-start text:name="__RefHeading___Toc5506_1985991393"/>Sistema de Soporte a la Decisión (DSS) para la Inferencia de Vertidos en Ríos, basado en Simulación HPC, DeepONet y API de Servicio<text:bookmark-end text:name="__RefHeading___Toc5506_1985991393"/></text:h>
      <text:p text:style-name="P21">Duo Xu Ye, Andrei Ionut <text:span text:style-name="T1">Hrisca,</text:span> Héctor Omar <text:span text:style-name="T1">Hernández</text:span> <text:span text:style-name="T1">Rodríguez, </text:span>Roberto <text:span text:style-name="T1">García</text:span> <text:span text:style-name="T1">Casado, <text:line-break/></text:span><text:span text:style-name="T25">(</text:span><text:span text:style-name="T1">Tadeo Adrián Troncoso Taraborreli y Víctor Pablo Velayos Velayos</text:span><text:span text:style-name="T25">)</text:span></text:p>
      <text:p text:style-name="P10">Universidad Europea de Madrid, C/Tajo, s/n, Villaviciosa de Odón, Madrid 28670, España</text:p>
      <text:p text:style-name="P11"/>
      <text:section text:style-name="Sect1" text:name="Section1">
        <text:p text:style-name="P7"><text:span text:style-name="T10">INFORMACI</text:span><text:span text:style-name="T11">ÓN</text:span></text:p>
        <text:p text:style-name="P12">RESUMEN</text:p>
      </text:section>
      <text:section text:style-name="Sect1" text:name="Section3">
        <text:p text:style-name="P6">Palabras clave:</text:p>
        <text:p text:style-name="P13">Problema Inverso (Inverse Problem)<text:line-break/><text:line-break/>DeepONet (Deep Operator Network) <text:line-break/><text:line-break/>Gemelo Digital (Digital Twin) <text:line-break/><text:line-break/>Detección De Vertidos <text:line-break/><text:line-break/>Problemas Mal Condicionados (Ill-Posed Problems)<text:line-break/><text:line-break/>Simulación Hidrodinámica <text:line-break/><text:line-break/>Computación De Alto Rendimiento (HPC) <text:line-break/><text:line-break/>CUDA/GPGPU <text:line-break/><text:line-break/>Aprendizaje De Operadores (Operator Learning) <text:line-break/><text:line-break/>Sistema de Soporte a la Decisión (DSS) <text:line-break/><text:line-break/>JavaFX <text:line-break/><text:line-break/>API REST <text:line-break/><text:line-break/>Docker <text:line-break/><text:line-break/>FastAPI <text:line-break/><text:line-break/>Java/JNI</text:p>
        <text:p text:style-name="P23">La presente propuesta describe un proyecto dual que integra Computación de Alto Rendimiento (HPC) e Ingeniería de Software (Informática) para crear un sistema de soporte a la decisión (DSS) capaz de identificar y localizar eventos de vertido no autorizados en sistemas fluviales.</text:p>
        <text:p text:style-name="P22">El núcleo de Computación (OE1-OE4) se centra en resolver el problema inverso, intrínsecamente mal condicionado (32 sensores para +1800 fuentes). Para ello, se desarrollará un "gemelo digital" (simulador hidrodinámico C++/CUDA) capaz de generar un dataset sintético a gran escala (&gt;100.000 muestras). Este dataset entrenará una Red de Operador Profundo (DeepONet) para que aprenda el operador inverso: mapear la respuesta temporal de los sensores a un "mapa de calor" espacial que identifique el origen del vertido.</text:p>
        <text:p text:style-name="P22">El núcleo de Informática (OE5-OE6) consiste en construir el producto de software que consume esta tecnología. Se desarrollará una API REST de alto rendimiento (Python/FastAPI, dockerizada) que servirá como backend único, exponiendo las predicciones del DeepONet y la gestión del simulador. Esta API será consumida por una aplicación de escritorio nativa (JavaFX), el DSS final para el usuario. Esta aplicación permitirá a los operadores monitorizar sensores en tiempo real, recibir alertas, visualizar los mapas de calor de predicción y, a los administradores, configurar nuevos escenarios de simulación.</text:p>
        <text:p text:style-name="P18"><text:span text:style-name="T12">Duo Xu Ye – </text:span><text:a xlink:type="simple" xlink:href="mailto:duo@pemail.es" text:style-name="Internet_20_link" text:visited-style-name="Visited_20_Internet_20_Link"><text:span text:style-name="T12">duo@pemail.es</text:span></text:a><text:span text:style-name="T12"> </text:span></text:p>
        <text:p text:style-name="P18">Revisada <text:span text:style-name="T2">el </text:span><text:span text:style-name="T1">9</text:span><text:span text:style-name="T2"> de </text:span><text:span text:style-name="T1">noviembre</text:span><text:span text:style-name="T2"> 2025</text:span></text:p>
      </text:section>
      <text:h text:style-name="P26" text:outline-level="1"><text:bookmark-start text:name="__RefHeading___Toc5510_1985991393"/>Índice<text:span text:style-name="T13">s</text:span><text:bookmark-end text:name="__RefHeading___Toc5510_1985991393"/></text:h>
      <text:table-of-content text:style-name="Sect2" text:protected="true"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style-name="Numbering_20_Symbols"/>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Contents_20_Heading">Índice de contenidos</text:p>
          </text:index-title>
          <text:p text:style-name="P16"><text:a xlink:type="simple" xlink:href="#__RefHeading___Toc5506_1985991393" text:style-name="Index_20_Link" text:visited-style-name="Index_20_Link">Sistema de Soporte a la Decisión (DSS) para la Inferencia de Vertidos en Ríos, basado en Simulación HPC, DeepONet y API de Servicio<text:tab/>1</text:a></text:p>
          <text:p text:style-name="P15"><text:a xlink:type="simple" xlink:href="#__RefHeading___Toc5510_1985991393" text:style-name="Index_20_Link" text:visited-style-name="Index_20_Link">Índices<text:tab/>2</text:a></text:p>
          <text:p text:style-name="P15"><text:a xlink:type="simple" xlink:href="#__RefHeading___Toc1991_2650771284" text:style-name="Index_20_Link" text:visited-style-name="Index_20_Link">Objetivo General y Objetivos Específicos<text:tab/>3</text:a></text:p>
          <text:p text:style-name="P15"><text:a xlink:type="simple" xlink:href="#__RefHeading___Toc2120_3937741030" text:style-name="Index_20_Link" text:visited-style-name="Index_20_Link">Objetivo General y Objetivos Específicos<text:tab/>3</text:a></text:p>
          <text:p text:style-name="P16"><text:a xlink:type="simple" xlink:href="#__RefHeading___Toc2122_3937741030" text:style-name="Index_20_Link" text:visited-style-name="Index_20_Link">Objetivo general<text:tab/>3</text:a></text:p>
          <text:p text:style-name="P16"><text:a xlink:type="simple" xlink:href="#__RefHeading___Toc2124_3937741030" text:style-name="Index_20_Link" text:visited-style-name="Index_20_Link">Objetivos específicos<text:tab/>3</text:a></text:p>
          <text:p text:style-name="P15"><text:a xlink:type="simple" xlink:href="#__RefHeading___Toc1997_2650771284" text:style-name="Index_20_Link" text:visited-style-name="Index_20_Link">Descripción del Problema y Contexto<text:tab/>4</text:a></text:p>
          <text:p text:style-name="P16"><text:a xlink:type="simple" xlink:href="#__RefHeading___Toc1999_2650771284" text:style-name="Index_20_Link" text:visited-style-name="Index_20_Link">Un Desafío Inverso y Mal Condicionado<text:tab/>4</text:a></text:p>
          <text:p text:style-name="P16"><text:a xlink:type="simple" xlink:href="#__RefHeading___Toc2001_2650771284" text:style-name="Index_20_Link" text:visited-style-name="Index_20_Link">Relevancia y Justificación del Proyecto<text:tab/>5</text:a></text:p>
          <text:p text:style-name="P16"><text:a xlink:type="simple" xlink:href="#__RefHeading___Toc2003_2650771284" text:style-name="Index_20_Link" text:visited-style-name="Index_20_Link">Solución Esperada y Beneficiarios<text:tab/>5</text:a></text:p>
          <text:p text:style-name="P15"><text:a xlink:type="simple" xlink:href="#__RefHeading___Toc2005_2650771284" text:style-name="Index_20_Link" text:visited-style-name="Index_20_Link">Fuentes de datos y justificación de su elección<text:tab/>5</text:a></text:p>
          <text:p text:style-name="P16"><text:a xlink:type="simple" xlink:href="#__RefHeading___Toc2007_2650771284" text:style-name="Index_20_Link" text:visited-style-name="Index_20_Link">Datos Observados (Para Calibración y Contextualización)<text:tab/>5</text:a></text:p>
          <text:p text:style-name="P16"><text:a xlink:type="simple" xlink:href="#__RefHeading___Toc2009_2650771284" text:style-name="Index_20_Link" text:visited-style-name="Index_20_Link">Datos Sintéticos (Para Entrenamiento del DeepONet)<text:tab/>6</text:a></text:p>
          <text:p text:style-name="P17"><text:a xlink:type="simple" xlink:href="#__RefHeading___Toc2011_2650771284" text:style-name="Index_20_Link" text:visited-style-name="Index_20_Link">Fuente y Justificación<text:tab/>6</text:a></text:p>
          <text:p text:style-name="P17"><text:a xlink:type="simple" xlink:href="#__RefHeading___Toc2013_2650771284" text:style-name="Index_20_Link" text:visited-style-name="Index_20_Link">Descripción del Contenido<text:tab/>6</text:a></text:p>
          <text:p text:style-name="P15"><text:a xlink:type="simple" xlink:href="#__RefHeading___Toc2015_2650771284" text:style-name="Index_20_Link" text:visited-style-name="Index_20_Link">Metodología prevista<text:tab/>7</text:a></text:p>
          <text:p text:style-name="P17"><text:a xlink:type="simple" xlink:href="#__RefHeading___Toc2017_2650771284" text:style-name="Index_20_Link" text:visited-style-name="Index_20_Link">Fases del Proceso<text:tab/>7</text:a></text:p>
          <text:p text:style-name="P17"><text:a xlink:type="simple" xlink:href="#__RefHeading___Toc2019_2650771284" text:style-name="Index_20_Link" text:visited-style-name="Index_20_Link">Metodología del Gemelo Digital (OE1)<text:tab/>7</text:a></text:p>
          <text:p text:style-name="P17"><text:a xlink:type="simple" xlink:href="#__RefHeading___Toc2021_2650771284" text:style-name="Index_20_Link" text:visited-style-name="Index_20_Link">Metodología de Modelado (OE4)<text:tab/>8</text:a></text:p>
          <text:p text:style-name="P15"><text:a xlink:type="simple" xlink:href="#__RefHeading___Toc2023_2650771284" text:style-name="Index_20_Link" text:visited-style-name="Index_20_Link">Herramientas y Tecnologías<text:tab/>9</text:a></text:p>
          <text:p text:style-name="P17"><text:a xlink:type="simple" xlink:href="#__RefHeading___Toc2025_2650771284" text:style-name="Index_20_Link" text:visited-style-name="Index_20_Link">Herramientas y Tecnologías<text:tab/>9</text:a></text:p>
          <text:p text:style-name="P17"><text:a xlink:type="simple" xlink:href="#__RefHeading___Toc2027_2650771284" text:style-name="Index_20_Link" text:visited-style-name="Index_20_Link">Justificación de la Elección (No-Python)<text:tab/>10</text:a></text:p>
          <text:p text:style-name="P15"><text:a xlink:type="simple" xlink:href="#__RefHeading___Toc2029_2650771284" text:style-name="Index_20_Link" text:visited-style-name="Index_20_Link">Plan de Trabajo y Roles del Equipo<text:tab/>11</text:a></text:p>
          <text:p text:style-name="P17"><text:a xlink:type="simple" xlink:href="#__RefHeading___Toc2031_2650771284" text:style-name="Index_20_Link" text:visited-style-name="Index_20_Link">Contexto Multi-Asignatura del Proyecto<text:tab/>11</text:a></text:p>
          <text:p text:style-name="P17"><text:a xlink:type="simple" xlink:href="#__RefHeading___Toc2126_3937741030" text:style-name="Index_20_Link" text:visited-style-name="Index_20_Link">Definición del Proyecto de Informática (Entregables de Gestión)<text:tab/>11</text:a></text:p>
          <text:p text:style-name="P19"><text:a xlink:type="simple" xlink:href="#__RefHeading___Toc2128_3937741030" text:style-name="Index_20_Link" text:visited-style-name="Index_20_Link">1. Necesidad y Caso de Negocio<text:tab/>11</text:a></text:p>
          <text:p text:style-name="P19"><text:a xlink:type="simple" xlink:href="#__RefHeading___Toc2130_3937741030" text:style-name="Index_20_Link" text:visited-style-name="Index_20_Link">2. Requisitos del Sistema<text:tab/>11</text:a></text:p>
          <text:p text:style-name="P19"><text:a xlink:type="simple" xlink:href="#__RefHeading___Toc2132_3937741030" text:style-name="Index_20_Link" text:visited-style-name="Index_20_Link">3. User Story (Historias de Usuario)<text:tab/>12</text:a></text:p>
          <text:p text:style-name="P19"><text:a xlink:type="simple" xlink:href="#__RefHeading___Toc2134_3937741030" text:style-name="Index_20_Link" text:visited-style-name="Index_20_Link">4. Procedimiento de Trabajo / Actas de Trabajo<text:tab/>13</text:a></text:p>
          <text:p text:style-name="P16"><text:a xlink:type="simple" xlink:href="#__RefHeading___Toc2033_2650771284" text:style-name="Index_20_Link" text:visited-style-name="Index_20_Link">Roles del Equipo (Para "Proyecto de Computación I")<text:tab/>13</text:a></text:p>
          <text:p text:style-name="P17"><text:a xlink:type="simple" xlink:href="#__RefHeading___Toc2035_2650771284" text:style-name="Index_20_Link" text:visited-style-name="Index_20_Link">Ampliación del Alcance de Análisis de Datos<text:tab/>13</text:a></text:p>
          <text:p text:style-name="P17"><text:a xlink:type="simple" xlink:href="#__RefHeading___Toc2037_2650771284" text:style-name="Index_20_Link" text:visited-style-name="Index_20_Link">Plan de Trabajo (Cronograma de 8 Semanas para Análisis de Datos)<text:tab/>14</text:a></text:p>
          <text:p text:style-name="P17"><text:a xlink:type="simple" xlink:href="#__RefHeading___Toc2136_3937741030" text:style-name="Index_20_Link" text:visited-style-name="Index_20_Link">Roles del Equipo (Para "Proyecto de Informática")<text:tab/>15</text:a></text:p>
          <text:p text:style-name="P16"><text:a xlink:type="simple" xlink:href="#__RefHeading___Toc2138_3937741030" text:style-name="Index_20_Link" text:visited-style-name="Index_20_Link">Riesgos del Proyecto y Estrategias de Mitigación<text:tab/>16</text:a></text:p>
          <text:p text:style-name="P17"><text:a xlink:type="simple" xlink:href="#__RefHeading___Toc2140_3937741030" text:style-name="Index_20_Link" text:visited-style-name="Index_20_Link">1. Riesgos de Simulación y Modelado (Proyecto de Computación)<text:tab/>16</text:a></text:p>
          <text:p text:style-name="P17"><text:a xlink:type="simple" xlink:href="#__RefHeading___Toc2142_3937741030" text:style-name="Index_20_Link" text:visited-style-name="Index_20_Link">2. Riesgos de Desarrollo y Despliegue (API y App JavaFX)<text:tab/>17</text:a></text:p>
          <text:p text:style-name="P17"><text:a xlink:type="simple" xlink:href="#__RefHeading___Toc2144_3937741030" text:style-name="Index_20_Link" text:visited-style-name="Index_20_Link">3. Riesgos de Gestión<text:tab/>17</text:a></text:p>
        </text:index-body>
      </text:table-of-content>
      <text:h text:style-name="P29" text:outline-level="1"/>
      <text:h text:style-name="P27" text:outline-level="1"><text:bookmark-start text:name="__RefHeading___Toc1991_2650771284"/>Objetivo General y Objetivos Específicos<text:bookmark-end text:name="__RefHeading___Toc1991_2650771284"/></text:h>
      <text:h text:style-name="Heading_20_1" text:outline-level="1"><text:bookmark-start text:name="__RefHeading___Toc2120_3937741030"/>Objetivo General y Objetivos Específicos<text:bookmark-end text:name="__RefHeading___Toc2120_3937741030"/></text:h>
      <text:h text:style-name="Heading_20_2" text:outline-level="2"><text:bookmark-start text:name="__RefHeading___Toc2122_3937741030"/>Objetivo general<text:bookmark-end text:name="__RefHeading___Toc2122_3937741030"/></text:h>
      <text:p text:style-name="Text_20_body">Desarrollar e implementar un modelo de aprendizaje profundo, basado en una arquitectura DeepONet (Red de Operador Profundo), capaz de resolver el problema inverso de la detección de vertidos en sistemas fluviales. El sistema inferirá un "mapa de calor" de la localización e intensidad de un evento de vertido en tiempo casi real, utilizando como única entrada los datos de series temporales de la red de sensores de calidad del agua existente (32 estaciones).</text:p>
      <text:h text:style-name="Heading_20_2" text:outline-level="2"><text:bookmark-start text:name="__RefHeading___Toc2124_3937741030"/>Objetivos específicos<text:bookmark-end text:name="__RefHeading___Toc2124_3937741030"/></text:h>
      <text:p text:style-name="Text_20_body"><text:span text:style-name="Strong_20_Emphasis"><text:span text:style-name="T21">OE1: Desarrollo del Gemelo Digital.</text:span></text:span><text:span text:style-name="T21"> Construir un simulador de alto rendimiento que acople un modelo hidrodinámico (basado en la ecuación de Manning) con un modelo de transporte de contaminantes (advección-difusión-reacción). La arquitectura combinará Java (orquestación), C++ (lógica nativa) y CUDA (paralelización de cómputo en GPU) vía JNI.</text:span></text:p>
      <text:p text:style-name="Text_20_body"><text:span text:style-name="Strong_20_Emphasis"><text:span text:style-name="T21">OE2: Adquisición y Análisis de Datos para Calibración.</text:span></text:span><text:span text:style-name="T21"> Obtener y procesar datos reales de la Confederación Hidrográfica del Tajo (CHT), incluyendo series temporales de calidad del agua (SAICA) y aforos (SAIH) mediante web scraping, y datos geoespaciales del Censo de Vertidos Autorizados (+1800 puntos). Estos datos se analizarán para calibrar el estado base del gemelo digital.</text:span></text:p>
      <text:p text:style-name="Text_20_body"><text:span text:style-name="Strong_20_Emphasis"><text:span text:style-name="T21">OE3: Generación de Dataset Sintético.</text:span></text:span><text:span text:style-name="T21"> Utilizar el gemelo digital acelerado por GPU para generar un dataset sintético a gran escala (target: &gt;100.000 muestras). Cada muestra consistirá en un par: (a) la función de respuesta temporal de los 32 sensores y (b) la función espacial del vertido que la originó.</text:span></text:p>
      <text:p text:style-name="Text_20_body"><text:span text:style-name="Strong_20_Emphasis"><text:span text:style-name="T21">OE4: Entrenamiento y Validación del DeepONet.</text:span></text:span><text:span text:style-name="T21"> Diseñar, implementar y entrenar el modelo DeepONet sobre el dataset sintético. El modelo aprenderá el mapeo del operador inverso (de lecturas de sensor a mapa de vertido). Se validará su precisión y capacidad de generalización contra un conjunto de prueba reservado.</text:span></text:p>
      <text:p text:style-name="Text_20_body"><text:span text:style-name="Strong_20_Emphasis"><text:span text:style-name="T21">OE5: Desarrollo de la Aplicación de Escritorio (Proyecto de Informática).</text:span></text:span><text:span text:style-name="T21"> Desarrollar una aplicación de escritorio nativa multiplataforma utilizando </text:span><text:span text:style-name="Strong_20_Emphasis"><text:span text:style-name="T21">JavaFX (OpenJFX 25)</text:span></text:span><text:span text:style-name="T21">. Esta aplicación servirá como la interfaz de usuario principal para los operadores y gestores de cuenca.</text:span></text:p>
      <text:p text:style-name="Text_20_body"><text:span text:style-name="T21">La aplicación </text:span><text:span text:style-name="Strong_20_Emphasis"><text:span text:style-name="T21">no tendrá lógica de simulación</text:span></text:span><text:span text:style-name="T21">, sino que consumirá los datos y resultados de una </text:span><text:span text:style-name="Strong_20_Emphasis"><text:span text:style-name="T21">API REST</text:span></text:span><text:span text:style-name="T21"> centralizada (ver OE6). Sus funciones principales incluirán:</text:span></text:p>
      <text:list text:style-name="L1">
        <text:list-item>
          <text:p text:style-name="P31">Visualización de datos de sensores en tiempo real.</text:p>
        </text:list-item>
        <text:list-item>
          <text:p text:style-name="P31">Presentación del estado actual del río.</text:p>
        </text:list-item>
        <text:list-item>
          <text:p text:style-name="P31">Sistema de alertas y visualización de histórico de avisos.</text:p>
        </text:list-item>
        <text:list-item>
          <text:p text:style-name="P31">Renderización de los "mapas de calor" (predicciones) generados por el modelo DeepONet.</text:p>
        </text:list-item>
        <text:list-item>
          <text:p text:style-name="P31">Interacción (configuración y lanzamiento) con el simulador a través de la API.</text:p>
        </text:list-item>
      </text:list>
      <text:p text:style-name="Text_20_body"><text:span text:style-name="Strong_20_Emphasis"><text:span text:style-name="T21"/></text:span></text:p>
      <text:p text:style-name="P20"><text:span text:style-name="Strong_20_Emphasis"><text:span text:style-name="T21">OE6: Definición y Despliegue de la API de Inferencia y Simulación.</text:span></text:span><text:span text:style-name="T21"> Diseñar, implementar y desplegar una </text:span><text:span text:style-name="Strong_20_Emphasis"><text:span text:style-name="T21">API REST de alto rendimiento</text:span></text:span><text:span text:style-name="T21"> (usando Python/FastAPI) que actúe como </text:span><text:span text:style-name="Emphasis"><text:span text:style-name="T21">endpoint</text:span></text:span><text:span text:style-name="T21"> único para el "Proyecto de Informática" (OE5).</text:span></text:p>
      <text:p text:style-name="Text_20_body"><text:span text:style-name="Strong_20_Emphasis"><text:span text:style-name="T21">Arquitectura y Despliegue:</text:span></text:span><text:span text:style-name="T21"> Toda la infraestructura de </text:span><text:span text:style-name="Emphasis"><text:span text:style-name="T21">backend</text:span></text:span><text:span text:style-name="T21"> (la API de FastAPI, la base de datos como PostgreSQL, etc.) estará </text:span><text:span text:style-name="Strong_20_Emphasis"><text:span text:style-name="T21">dockerizada</text:span></text:span><text:span text:style-name="T21">. La orquestación de estos servicios se gestionará mediante </text:span><text:span text:style-name="Strong_20_Emphasis"><text:span text:style-name="T21">Docker Compose</text:span></text:span><text:span text:style-name="T21">, asegurando un entorno de desarrollo, pruebas y producción coherente y reproducible.</text:span></text:p>
      <text:p text:style-name="Text_20_body"><text:span text:style-name="Strong_20_Emphasis"><text:span text:style-name="T21">Funcionalidad de la API:</text:span></text:span><text:span text:style-name="T21"> Esta API expondrá de forma segura y controlada los siguientes </text:span><text:span text:style-name="Emphasis"><text:span text:style-name="T21">endpoints</text:span></text:span><text:span text:style-name="T21">:</text:span></text:p>
      <text:list text:style-name="L2">
        <text:list-item>
          <text:p text:style-name="P33"><text:span text:style-name="Strong_20_Emphasis"><text:span text:style-name="T21">Autenticación y Configuración:</text:span></text:span></text:p>
          <text:list>
            <text:list-item>
              <text:p text:style-name="P33"><text:span text:style-name="T21">Endpoints para la autenticación de la aplicación cliente (ej. </text:span><text:span text:style-name="Source_20_Text"><text:span text:style-name="T21">POST /auth/token</text:span></text:span><text:span text:style-name="T21">).</text:span></text:p>
            </text:list-item>
            <text:list-item>
              <text:p text:style-name="P32">Endpoints para obtener datos de configuración (ej. lista, ubicación y metadatos de los sensores, mapa base del río).</text:p>
            </text:list-item>
          </text:list>
        </text:list-item>
        <text:list-item>
          <text:p text:style-name="P33"><text:span text:style-name="Strong_20_Emphasis"><text:span text:style-name="T21">Datos e Inferencia:</text:span></text:span></text:p>
          <text:list>
            <text:list-item>
              <text:p text:style-name="P32">Endpoints para recibir datos en tiempo real de los sensores (vía sondeo HTTP o WebSockets).</text:p>
            </text:list-item>
            <text:list-item>
              <text:p text:style-name="P32">Endpoints para solicitar inferencias al modelo DeepONet (pasando datos de sensores y recibiendo un mapa de calor).</text:p>
            </text:list-item>
          </text:list>
        </text:list-item>
        <text:list-item>
          <text:p text:style-name="P33"><text:span text:style-name="Strong_20_Emphasis"><text:span text:style-name="T21">Consulta de Históricos:</text:span></text:span></text:p>
          <text:list>
            <text:list-item>
              <text:p text:style-name="P32">Endpoints para consultar el histórico de alertas y estados.</text:p>
            </text:list-item>
            <text:list-item>
              <text:p text:style-name="P32">Endpoints para consultar datos estáticos (ej. Censo de Vertidos Autorizados del OE2).</text:p>
            </text:list-item>
          </text:list>
        </text:list-item>
        <text:list-item>
          <text:p text:style-name="P33"><text:span text:style-name="Strong_20_Emphasis"><text:span text:style-name="T21">Gestión del Simulador:</text:span></text:span></text:p>
          <text:list>
            <text:list-item>
              <text:p text:style-name="P32">Endpoints para gestionar (lanzar, detener) la ejecución de nuevas simulaciones en el "Gemelo Digital".</text:p>
            </text:list-item>
            <text:list-item>
              <text:p text:style-name="P33"><text:span text:style-name="T21">Endpoints para consultar el estado (</text:span><text:span text:style-name="Source_20_Text"><text:span text:style-name="T21">GET /simulacion/estado/{id}</text:span></text:span><text:span text:style-name="T21">) de una simulación en curso.</text:span></text:p>
            </text:list-item>
          </text:list>
        </text:list-item>
      </text:list>
      <text:p text:style-name="Text_20_body"/>
      <text:h text:style-name="Heading_20_1" text:outline-level="1"><text:bookmark-start text:name="__RefHeading___Toc1997_2650771284"/>Descripción del Problema y Contexto<text:bookmark-end text:name="__RefHeading___Toc1997_2650771284"/></text:h>
      <text:h text:style-name="Heading_20_2" text:outline-level="2"><text:bookmark-start text:name="__RefHeading___Toc1999_2650771284"/>Un Desafío Inverso y Mal Condicionado<text:bookmark-end text:name="__RefHeading___Toc1999_2650771284"/></text:h>
      <text:p text:style-name="Text_20_body">La identificación y localización de eventos de vertido no autorizados o accidentales en grandes cuencas fluviales es un problema inverso de alta complejidad técnica. Cuando una estación de medición aguas abajo detecta una anomalía en la calidad del agua (el efecto), el contaminante (la causa) ya ha sido transportado, mezclado y difundido por el flujo del río durante un periodo de tiempo desconocid<text:span text:style-name="T22">o.</text:span></text:p>
      <text:p text:style-name="Text_20_body">Este desafío se magnifica al ser un problema intrínsecamente <text:span text:style-name="T21">mal condicionado (</text:span><text:span text:style-name="T20">ill-posed</text:span><text:span text:style-name="T21">)</text:span><text:span text:style-name="T15">.</text:span> En el caso de estudio de la cuenca del Tajo, se dispone de un número muy limitado de puntos de observación (aprox. <text:span text:style-name="T21">32 estaciones</text:span> de calidad del agua) para inferir un campo de fuentes de alta dimensionalidad (más de <text:span text:style-name="T21">1.800 puntos</text:span> de vertido autorizado conocidos, más un número indefinido de focos ilegales). Con los métodos actuales, es computacional y logísticamente inviable determinar el origen del vertido con la rapidez necesaria.</text:p>
      <text:h text:style-name="Heading_20_2" text:outline-level="2"><text:bookmark-start text:name="__RefHeading___Toc2001_2650771284"/><text:soft-page-break/>Relevancia y Justificación del Proyecto<text:bookmark-end text:name="__RefHeading___Toc2001_2650771284"/></text:h>
      <text:p text:style-name="Text_20_body">La relevancia de este proyecto es triple:</text:p>
      <text:list text:style-name="L3">
        <text:list-item>
          <text:p text:style-name="P34">Relevancia Social y Ambiental: La contaminación fluvial tiene un impacto directo e inmediato en la salud pública (afectando la potabilidad del agua) y en la integridad de los ecosistemas acuáticos. Una detección rápida es fundamental para activar alertas y proteger los puntos de captación de agua.</text:p>
        </text:list-item>
        <text:list-item>
          <text:p text:style-name="P34">Relevancia Operativa (Utilidad): Los organismos de gestión de cuencas carecen de herramientas proactivas. Actualmente, la detección es reactiva, lo que retrasa las medidas correctoras, incrementa el coste de la remediación y dificulta enormemente la imputación de responsabilidades</text:p>
        </text:list-item>
        <text:list-item>
          <text:p text:style-name="P34">Relevancia Técnica y Científica: Abordar un problema físico <text:span text:style-name="T17">ill-posed</text:span> mediante el aprendizaje de operadores (DeepONet), en lugar de con métodos de asimilación de datos tradicionales (que serían demasiado lentos), representa un enfoque novedoso y puntero en la aplicación de la IA.</text:p>
        </text:list-item>
      </text:list>
      <text:h text:style-name="Heading_20_2" text:outline-level="2"><text:bookmark-start text:name="__RefHeading___Toc2003_2650771284"/>Solución Esperada y Beneficiarios<text:bookmark-end text:name="__RefHeading___Toc2003_2650771284"/></text:h>
      <text:p text:style-name="Text_20_body">La solución esperada es un <text:span text:style-name="T14">sistema de soporte a la decisión (DSS)</text:span> basado en el modelo DeepONet entrenado. El sistema se activará <text:span text:style-name="T21">automáticamente mediante alertas</text:span> (por ejemplo, al detectar anomalías o valores fuera de rango en la telemetría de los sensores).</text:p>
      <text:p text:style-name="Text_20_body">Una vez activado, el sistema ingerirá las series temporales recientes de las 32 estaciones y generará, en tiempo casi real, un "mapa de calor" probabilístico sobre el dominio del río. Este mapa identificará las zonas de origen del vertido más probables y su intensidad estimada, permitiendo una respuesta inmediata y focalizada.</text:p>
      <text:p text:style-name="Text_20_body">Los <text:span text:style-name="T14">beneficiarios directos</text:span> de esta solución son:</text:p>
      <text:list text:style-name="L4">
        <text:list-item>
          <text:p text:style-name="P35"><text:span text:style-name="T14">Organismos de Gestión de Cuencas:</text:span> Como la <text:span text:style-name="T14">Confederación Hidrográfica del Tajo (CHT)</text:span>, que podrá optimizar sus recursos de inspección, dirigiéndolos inmediatamente a la zona de alta probabilidad tras recibir una alerta.</text:p>
        </text:list-item>
        <text:list-item>
          <text:p text:style-name="P35"><text:span text:style-name="T14">Servicios de Protección Ambiental:</text:span> Como el <text:span text:style-name="T14">SEPRONA</text:span>, al disponer de una herramienta que agiliza la investigación y la recopilación de pruebas.</text:p>
        </text:list-item>
        <text:list-item>
          <text:p text:style-name="P35"><text:span text:style-name="T14">Empresas de Suministro de Agua:</text:span> Que podrán ser alertadas proactivamente de un riesgo aguas arriba de sus puntos de captación.</text:p>
        </text:list-item>
      </text:list>
      <text:h text:style-name="Heading_20_1" text:outline-level="1"><text:bookmark-start text:name="__RefHeading___Toc2005_2650771284"/>Fuentes de datos y justificación de su elección<text:bookmark-end text:name="__RefHeading___Toc2005_2650771284"/></text:h>
      <text:p text:style-name="Text_20_body">Para abordar este proyecto, se utiliza un enfoque híbrido que combina datos observados del mundo real (para análisis y calibración) con un dataset sintético a gran escala (para el entrenamiento del modelo).</text:p>
      <text:h text:style-name="Heading_20_2" text:outline-level="2"><text:bookmark-start text:name="__RefHeading___Toc2007_2650771284"/>Datos Observados (Para Calibración y Contextualización)<text:bookmark-end text:name="__RefHeading___Toc2007_2650771284"/></text:h>
      <text:p text:style-name="Text_20_body">Estos datos son la base para entender el problema y asegurar que nuestro simulador ("gemelo digital") opere bajo condiciones realistas.</text:p>
      <text:list text:style-name="L5">
        <text:list-item>
          <text:p text:style-name="P37">Fuente y Método de Adquisición:</text:p>
          <text:list>
            <text:list-item>
              <text:p text:style-name="P36"><text:span text:style-name="T14">Datos de Calidad del Agua (SAICA) y Aforo (SAIH):</text:span> Los datos de series temporales de las 32 estaciones de medición se obtienen de los portales de datos abiertos de la Confederación Hidrográfica del Tajo (CHT). Para ello, se han desarrollado <text:span text:style-name="T17">scripts</text:span> de <text:span text:style-name="T17">web scraping</text:span> en Python que, mediante ingeniería inversa de las peticiones XHR, acceden directamente a los <text:span text:style-name="T17">endpoints</text:span> JSON de la plataforma, permitiendo una descarga eficiente <text:span text:style-name="T22">de la serie de los últimos 10 días</text:span></text:p>
            </text:list-item>
            <text:list-item>
              <text:p text:style-name="P36"><text:soft-page-break/><text:span text:style-name="T14">Censo de Vertidos Autorizados:</text:span> Se utiliza el censo oficial de la CHT (<text:span text:style-name="Source_20_Text">Censo vertidos.xlsx</text:span>), que identifica más de 1.800 puntos de vertido autorizados en la cuenca.</text:p>
            </text:list-item>
          </text:list>
        </text:list-item>
        <text:list-item>
          <text:p text:style-name="P36">Enlaces Exactos a los Datasets:</text:p>
          <text:list>
            <text:list-item>
              <text:p text:style-name="P43">Portal SAIH (Aforos): <text:a xlink:type="simple" xlink:href="https://saihtajo.chtajo.es/index.php?url=/tr/mapas/ambito:PL/mapa:H1#nav" text:style-name="Internet_20_link" text:visited-style-name="Visited_20_Internet_20_Link">https://saihtajo.chtajo.es/index.php?url=/tr/mapas/ambito:PL/mapa:H1#nav</text:a> </text:p>
            </text:list-item>
            <text:list-item>
              <text:p text:style-name="P30"><text:span text:style-name="T17">Portal SAICA (Calidad del Agua): </text:span><text:a xlink:type="simple" xlink:href="https://saihtajo.chtajo.es/index.php?url=/tr/mapas/ambito:PL/mapa:H1#nav" text:style-name="Internet_20_link" text:visited-style-name="Visited_20_Internet_20_Link"><text:span text:style-name="T17">https://saihtajo.chtajo.es/index.php?url=/tr/mapas/ambito:PL/mapa:H1#nav</text:span></text:a><text:span text:style-name="T17"> </text:span></text:p>
            </text:list-item>
            <text:list-item>
              <text:p text:style-name="P30"><text:span text:style-name="T17">Censo de Vertidos: <text:line-break/></text:span><text:a xlink:type="simple" xlink:href="https://www.chtajo.es/censo-de-vertidos" text:style-name="Internet_20_link" text:visited-style-name="Visited_20_Internet_20_Link"><text:span text:style-name="T17">https://www.chtajo.es/censo-de-vertidos</text:span></text:a><text:span text:style-name="T17"> </text:span></text:p>
            </text:list-item>
          </text:list>
        </text:list-item>
        <text:list-item>
          <text:p text:style-name="P44">Descripción del Contenido:</text:p>
          <text:list>
            <text:list-item>
              <text:p text:style-name="P30"><text:span text:style-name="T18">Datos de Sensores:</text:span><text:span text:style-name="T17"> Se obtienen múltiples variables clave (pH, Temperatura, Amonio, Nitratos, O2 Disuelto, Conductividad, etc.) en formato JSON. Los ficheros brutos se almacenan en </text:span><text:span text:style-name="Source_20_Text"><text:span text:style-name="T17">data/datasets/raw/</text:span></text:span></text:p>
            </text:list-item>
            <text:list-item>
              <text:p text:style-name="P30"><text:span text:style-name="T19">Censo de Vertidos:</text:span> Fichero Excel con +1.800 registros, incluyendo (en su mayoría) coordenadas y tipología industrial del vertido.</text:p>
            </text:list-item>
          </text:list>
        </text:list-item>
        <text:list-item>
          <text:p text:style-name="P30">Transformación y Limpieza Estimada</text:p>
          <text:list>
            <text:list-item>
              <text:p text:style-name="P30"><text:span text:style-name="T14">Datos de Sensores:</text:span> El análisis exploratorio inicial (EDA) y la limpieza implicarán la interpolación de datos faltantes, el tratamiento de valores atípicos y la agregación temporal <text:span text:style-name="T22">y por estación.</text:span></text:p>
            </text:list-item>
            <text:list-item>
              <text:p text:style-name="P30"><text:span text:style-name="T14">Censo de Vertidos:</text:span> Este dataset requiere un <text:span text:style-name="T14">enriquecimiento de datos</text:span> significativo. Se están utilizando flujos de trabajo automatizados (n8n) y herramientas de búsqueda web (Perplexity) para verificar el estado de las empresas y completar la información faltante.</text:p>
            </text:list-item>
          </text:list>
        </text:list-item>
      </text:list>
      <text:h text:style-name="Heading_20_2" text:outline-level="2"><text:bookmark-start text:name="__RefHeading___Toc2009_2650771284"/>Datos Sintéticos (Para Entrenamiento del DeepONet)<text:bookmark-end text:name="__RefHeading___Toc2009_2650771284"/></text:h>
      <text:h text:style-name="Heading_20_3" text:outline-level="3"><text:bookmark-start text:name="__RefHeading___Toc2011_2650771284"/>Fuente y Justificación<text:bookmark-end text:name="__RefHeading___Toc2011_2650771284"/></text:h>
      <text:list text:style-name="L6">
        <text:list-item>
          <text:p text:style-name="P45"><text:span text:style-name="T14">Fuente:</text:span> Este dataset será generado íntegramente por nuestro <text:span text:style-name="T14">gemelo digital</text:span> (el simulador hidrodinámico y de transporte Java/JNI/CUDA).</text:p>
        </text:list-item>
        <text:list-item>
          <text:p text:style-name="P45"><text:span text:style-name="T14">Justificación:</text:span> El objetivo del proyecto es detectar vertidos <text:span text:style-name="T17">ilegales</text:span>, de los cuales, por definición, <text:span text:style-name="T14">no existen datos etiquetados</text:span>. Es imposible saber cuándo, dónde y cuánta cantidad se vertió en un evento real pasado.</text:p>
        </text:list-item>
        <text:list-item>
          <text:p text:style-name="P45">Además, para que el DeepONet aprenda a resolver el <text:span text:style-name="T14">problema </text:span><text:span text:style-name="T18">ill-posed</text:span> (inferir +1.800 fuentes desde 32 sensores), se requiere un conjunto de entrenamiento masivo (&gt;100.000 muestras) que cubra una vasta combinación de escenarios (diferentes ubicaciones, intensidades, duraciones, caudales del río, etc.). Esto solo es factible mediante la simulación de alto rendimiento.</text:p>
        </text:list-item>
      </text:list>
      <text:h text:style-name="Heading_20_3" text:outline-level="3"><text:bookmark-start text:name="__RefHeading___Toc2013_2650771284"/>Descripción del Contenido<text:bookmark-end text:name="__RefHeading___Toc2013_2650771284"/></text:h>
      <text:list text:style-name="L7">
        <text:list-item>
          <text:p text:style-name="P46"><text:span text:style-name="T14">Formato:</text:span> Pares de <text:span text:style-name="Source_20_Text">(Input_Function, Output_Function)</text:span>.</text:p>
        </text:list-item>
        <text:list-item>
          <text:p text:style-name="P46"><text:span text:style-name="T14">Tamaño Estimado:</text:span> &gt; 100.000 muestras.</text:p>
        </text:list-item>
        <text:list-item>
          <text:p text:style-name="P46"><text:span text:style-name="T14">Variables de Entrada (Branch Net):</text:span> Series temporales simuladas de las 32 estaciones de sensores (ej. vectores de <text:span text:style-name="Source_20_Text">[32 sensores x 48 horas]</text:span>).</text:p>
        </text:list-item>
        <text:list-item>
          <text:p text:style-name="P46"><text:soft-page-break/><text:span text:style-name="T14">Variables de Salida (Trunk Net):</text:span> La función o "mapa de calor" que describe la ubicación e intensidad del vertido que generó esas lecturas.</text:p>
        </text:list-item>
      </text:list>
      <text:h text:style-name="Heading_20_1" text:outline-level="1"><text:bookmark-start text:name="__RefHeading___Toc2015_2650771284"/>Metodología prevista<text:bookmark-end text:name="__RefHeading___Toc2015_2650771284"/></text:h>
      <text:p text:style-name="Text_20_body">La metodología del proyecto sigue un proceso estructurado en fases, diseñado para abordar el desafío central: la escasez de datos de entrenamiento y la naturaleza <text:span text:style-name="T17">ill-posed</text:span> del problema.</text:p>
      <text:h text:style-name="Heading_20_3" text:outline-level="3"><text:bookmark-start text:name="__RefHeading___Toc2017_2650771284"/>Fases del Proceso<text:bookmark-end text:name="__RefHeading___Toc2017_2650771284"/></text:h>
      <text:p text:style-name="Text_20_body">El proyecto se divide en las siguientes etapas clave, alineadas con los objetivos específicos:</text:p>
      <text:list text:style-name="L8">
        <text:list-item>
          <text:p text:style-name="P47"><text:span text:style-name="T14">Adquisición y Análisis (OE2):</text:span> Obtención de datos reales (sensores y censo) mediante los <text:span text:style-name="T17">scrapers</text:span> de Python y análisis exploratorio (utilizando <text:span text:style-name="T17">notebooks</text:span> como <text:span text:style-name="Source_20_Text">Análisis del Censo de autorizados a verter.ipynb</text:span>) para comprender el dominio y obtener los parámetros de calibración.</text:p>
        </text:list-item>
        <text:list-item>
          <text:p text:style-name="P47"><text:span text:style-name="T14">Desarrollo del Gemelo Digital (OE1):</text:span> Creación del simulador físico. Esta es la etapa más crítica y se detalla a continuación.</text:p>
        </text:list-item>
        <text:list-item>
          <text:p text:style-name="P47"><text:span text:style-name="T14">Generación de Datos Sintéticos (OE3):</text:span> Uso del simulador para crear el dataset de entrenamiento.</text:p>
        </text:list-item>
        <text:list-item>
          <text:p text:style-name="P47"><text:span text:style-name="T14">Modelado y Evaluación (OE4):</text:span> Entrenamiento y validación del modelo DeepONet.</text:p>
        </text:list-item>
        <text:list-item>
          <text:p text:style-name="P47"><text:span text:style-name="T14">Prototipado (OE5):</text:span> Integración del modelo en un sistema funcional.</text:p>
        </text:list-item>
      </text:list>
      <text:h text:style-name="Heading_20_3" text:outline-level="3" text:is-list-header="true"><text:bookmark-start text:name="__RefHeading___Toc2019_2650771284"/>Metodología del Gemelo Digital (OE1)<text:bookmark-end text:name="__RefHeading___Toc2019_2650771284"/></text:h>
      <text:p text:style-name="Text_20_body">El "gemelo digital" es un sistema híbrido que simula la hidrodinámica (cómo fluye el agua) y el transporte de contaminantes (cómo se mueven los vertidos).</text:p>
      <text:list text:style-name="L9">
        <text:list-item>
          <text:p text:style-name="P48"><text:span text:style-name="T14">Arquitectura:</text:span> La orquestación de la simulación se maneja en <text:span text:style-name="T14">Java</text:span>, que se comunica vía <text:span text:style-name="T14">JNI (Java Native Interface)</text:span> con un <text:span text:style-name="T17">solver</text:span> (solucionador) numérico de alto rendimiento escrito en <text:span text:style-name="T14">C++/CUDA</text:span>.</text:p>
        </text:list-item>
        <text:list-item>
          <text:p text:style-name="P38">Simulación Física:</text:p>
          <text:list>
            <text:list-item>
              <text:p text:style-name="P48"><text:span text:style-name="T14">Hidrodinámica:</text:span> Se resuelve la <text:span text:style-name="T14">ecuación de Manning</text:span> para calcular el calado (H) y la velocidad (V) del agua en cada sección del río.</text:p>
            </text:list-item>
            <text:list-item>
              <text:p text:style-name="P48"><text:span text:style-name="T14">Transporte:</text:span> Sobre este flujo, se simula el transporte de contaminantes mediante la ecuación de <text:span text:style-name="T14">advección-difusión-reacción</text:span>.</text:p>
            </text:list-item>
          </text:list>
        </text:list-item>
        <text:list-item>
          <text:p text:style-name="P48"><text:span text:style-name="T14">Metodología de Optimización (Viabilidad):</text:span> La generación de &gt;100.000 escenarios es un desafío computacional masivo (Riesgo: Tiempo de Cómputo). La metodología para mitigar esto se basa en la optimización extrema del <text:span text:style-name="T17">solver</text:span> de CUDA (<text:span text:style-name="Source_20_Text">manning_kernel.cu</text:span>):</text:p>
          <text:list>
            <text:list-item>
              <text:p text:style-name="P48">Se explota la naturaleza <text:span text:style-name="T14">"vergonzosamente paralelizable"</text:span> del problema.</text:p>
            </text:list-item>
            <text:list-item>
              <text:p text:style-name="P48"><text:span text:style-name="T14">Eliminación de Divergencia de Ramas:</text:span> Se ha reescrito el código del kernel para operar <text:span text:style-name="T14">sin sentencias </text:span><text:span text:style-name="Source_20_Text"><text:span text:style-name="T14">if</text:span></text:span> en el bucle principal. Las comprobaciones (ej. división por cero) se manejan mediante aritmética segura (añadiendo <text:span text:style-name="Source_20_Text">epsilon</text:span>) y saneamiento de datos en la entrada.</text:p>
            </text:list-item>
            <text:list-item>
              <text:p text:style-name="P48"><text:span text:style-name="T14">Precisión de Datos:</text:span> Se reduce la precisión de los cálculos de <text:span text:style-name="Source_20_Text">FP64</text:span> (doble, estándar en CPU) a <text:span text:style-name="Source_20_Text">FP32</text:span> (simple), que es mucho más rápida en GPU (<text:span text:style-name="T23">6</text:span>4:1 en arquitecturas <text:span text:style-name="T23">Blackwell RTX5090</text:span>), sin pérdida significativa de precisión para este problema físico <text:span text:style-name="T23">(se estima en 10E-4)</text:span></text:p>
            </text:list-item>
            <text:list-item>
              <text:p text:style-name="P48"><text:soft-page-break/><text:span text:style-name="T14">Optimización de Transferencia de Datos:</text:span> Para minimizar la latencia CPU-GPU, se implementarán <text:span text:style-name="T14">copias de memoria asíncronas</text:span> y se usará <text:span text:style-name="T17">pinned memory</text:span>. Esto permite que el motor de <text:span text:style-name="T14">Acceso Directo a Memoria (DMA)</text:span> solape cómputo y comunicación.</text:p>
            </text:list-item>
            <text:list-item>
              <text:p text:style-name="P48"><text:span text:style-name="T14">Profiling y Escalabilidad de Cómputo:</text:span> Se utiliza <text:span text:style-name="T14">Nvidia Nsight</text:span> para perfilar el kernel y determinar la configuración óptima de hilos y <text:span text:style-name="T17">batch size</text:span> para la GPU local (RTX 5090). Si los tiempos de generación lo requieren, el plan contempla la <text:span text:style-name="T14">escalabilidad en la nube</text:span>, alquilando tiempo de cómputo en GPUs de última generación (ej. <text:span text:style-name="T14">Nvidia B200</text:span>) para asegurar la finalización del dataset.</text:p>
            </text:list-item>
          </text:list>
        </text:list-item>
      </text:list>
      <text:h text:style-name="Heading_20_3" text:outline-level="3"><text:bookmark-start text:name="__RefHeading___Toc2021_2650771284"/>Metodología de Modelado (OE4)<text:bookmark-end text:name="__RefHeading___Toc2021_2650771284"/></text:h>
      <text:list text:style-name="L10">
        <text:list-item>
          <text:p text:style-name="P49"><text:span text:style-name="T14">Modelo de Aprendizaje Automático:</text:span> Se utilizará una <text:span text:style-name="T14">Red de Operador Profundo (DeepONet)</text:span>.</text:p>
        </text:list-item>
        <text:list-item>
          <text:p text:style-name="P39">Justificación de la Elección:</text:p>
          <text:list>
            <text:list-item>
              <text:p text:style-name="P49"><text:span text:style-name="T14">Problema </text:span><text:span text:style-name="T18">Ill-Posed</text:span><text:span text:style-name="T14">:</text:span> Un modelo tradicional fracasaría al intentar mapear un vector de 32 sensores a uno de +1.800 posibles fuentes.</text:p>
            </text:list-item>
            <text:list-item>
              <text:p text:style-name="P49"><text:span text:style-name="T14">Aprendizaje de Operadores:</text:span> El DeepONet está diseñado para aprender <text:span text:style-name="T14">operadores</text:span> (un mapeo entre espacios funcionales). En nuestro caso:</text:p>
              <text:list>
                <text:list-item>
                  <text:p text:style-name="P49">La <text:span text:style-name="T14">Branch Net</text:span> recibirá la <text:span text:style-name="T17">función de respuesta del sensor</text:span> (los datos de las 32 series temporales).</text:p>
                </text:list-item>
                <text:list-item>
                  <text:p text:style-name="P49">La <text:span text:style-name="T14">Trunk Net</text:span> recibirá la <text:span text:style-name="T17">función de consulta espacial</text:span> (coordenadas del río).</text:p>
                </text:list-item>
                <text:list-item>
                  <text:p text:style-name="P49">La salida del modelo será la <text:span text:style-name="T17">función de mapa de calor</text:span> del vertido.</text:p>
                </text:list-item>
              </text:list>
            </text:list-item>
          </text:list>
        </text:list-item>
        <text:list-item>
          <text:p text:style-name="P49"><text:span text:style-name="T14">Procesamiento y Entrenamiento Distribuido:</text:span> Dado el volumen masivo del dataset sintético (cientos de miles de muestras de alta dimensionalidad), la metodología contempla el uso de <text:span text:style-name="T14">Apache Spark</text:span> para el procesamiento distribuido (ETL) de los datos. Asimismo, si el entrenamiento del DeepONet se convierte en un cuello de botella, se utilizarán <text:span text:style-name="T17">frameworks</text:span> de entrenamiento distribuido (ej. Horovod sobre Spark) para paralelizar la carga de trabajo en un clúster.</text:p>
        </text:list-item>
        <text:list-item>
          <text:p text:style-name="P49"><text:span text:style-name="T14">Evaluación y </text:span><text:span text:style-name="T18">Baselines</text:span><text:span text:style-name="T14">:</text:span> La robustez del modelo DeepONet se evaluará rigurosamente sobre un conjunto de prueba sintético, usando el Error Cuadrático Medio (MSE) entre el mapa de calor predicho y el real. Para contextualizar su rendimiento, el modelo se comparará contra dos modelos de referencia <text:line-break/>(<text:span text:style-name="T17">baselines</text:span>):</text:p>
          <text:list>
            <text:list-item text:start-value="1">
              <text:p text:style-name="P49"><text:span text:style-name="T14">Heurística Simple:</text:span> Un algoritmo básico que simule una estrategia de "remontar el río", como una triangulación basada en los tiempos de llegada de la anomalía a los diferentes sensores.</text:p>
            </text:list-item>
            <text:list-item>
              <text:p text:style-name="P49"><text:span text:style-name="T14">Modelo SOTA Alternativo (PINN):</text:span> Se entrenará una <text:span text:style-name="T14">Red Neuronal Informada por la Física (PINN)</text:span>. A diferencia del DeepONet (que aprende el operador a partir de los datos), el PINN intentará resolver el problema inverso incorporando las Ecuaciones Diferenciales Parciales (EDPs) del transporte de contaminantes directamente en su función de pérdida. Esta comparación determinará la eficiencia y precisión de nuestro enfoque de aprendizaje de operador (DeepONet) frente a un enfoque basado en la física de la pérdida (PINN) para este problema específico.</text:p>
            </text:list-item>
          </text:list>
        </text:list-item>
      </text:list>
      <text:h text:style-name="P27" text:outline-level="1"><text:bookmark-start text:name="__RefHeading___Toc2023_2650771284"/>Herramientas y Tecnologías<text:bookmark-end text:name="__RefHeading___Toc2023_2650771284"/></text:h>
      <text:h text:style-name="Heading_20_3" text:outline-level="3"><text:bookmark-start text:name="__RefHeading___Toc2025_2650771284"/>Herramientas y Tecnologías<text:bookmark-end text:name="__RefHeading___Toc2025_2650771284"/></text:h>
      <text:p text:style-name="Text_20_body">La naturaleza híbrida del proyecto, que combina simulación física de alto rendimiento, gestión de bases de datos, desarrollo web <text:span text:style-name="T17">full-stack</text:span> y <text:span text:style-name="T17">deep learning</text:span>, requiere un conjunto de herramientas especializado y moderno.</text:p>
      <text:list text:style-name="L11">
        <text:list-item>
          <text:p text:style-name="P40">Arquitectura y Simulación (Gemelo Digital):</text:p>
          <text:list>
            <text:list-item>
              <text:p text:style-name="P50"><text:span text:style-name="T14">Java (JDK 21):</text:span> Lenguaje principal para la orquestación del simulador, gestión de configuraciones y la lógica de negocio del <text:span text:style-name="T17">backend</text:span>.</text:p>
            </text:list-item>
            <text:list-item>
              <text:p text:style-name="P50"><text:span text:style-name="T14">C++ (C++17):</text:span> Utilizado para escribir el <text:span text:style-name="T17">solver</text:span> numérico nativo.</text:p>
            </text:list-item>
            <text:list-item>
              <text:p text:style-name="P50"><text:span text:style-name="T14">NVIDIA CUDA 12+:</text:span> La tecnología clave para la aceleración del <text:span text:style-name="T17">solver</text:span> hidrodinámico en GPU.</text:p>
            </text:list-item>
            <text:list-item>
              <text:p text:style-name="P50"><text:span text:style-name="T14">JNI (Java Native Interface):</text:span> El "pegamento" que permite la comunicación de alto rendimiento entre la JVM (Java) y el código nativo (C++/CUDA).</text:p>
            </text:list-item>
            <text:list-item>
              <text:p text:style-name="P50"><text:span text:style-name="T14">Nvidia Nsight Systems:</text:span> Herramienta de <text:span text:style-name="T17">profiling</text:span> para analizar el rendimiento del kernel de CUDA.</text:p>
            </text:list-item>
            <text:list-item>
              <text:p text:style-name="P50"><text:span text:style-name="T14">Gradle:</text:span> Sistema de automatización de la compilación (<text:span text:style-name="Source_20_Text">build.gradle</text:span>) que maneja el complejo proceso de compilación de Java 21, C++ y el enlazado de las librerías nativas.</text:p>
            </text:list-item>
          </text:list>
        </text:list-item>
        <text:list-item>
          <text:p text:style-name="P40">Stack de Backend y Datos:</text:p>
          <text:list>
            <text:list-item>
              <text:p text:style-name="P50"><text:span text:style-name="T14">Python (FastAPI &amp; Uvicorn):</text:span> Utilizado como microservicio de inferencia de alto rendimiento para servir los modelos DeepONet/PINN entrenados.</text:p>
            </text:list-item>
            <text:list-item>
              <text:p text:style-name="P50"><text:span text:style-name="T14">PostgreSQL:</text:span> Sistema gestor de base de datos relacional (datos del censo, resultados, etc.).</text:p>
            </text:list-item>
            <text:list-item>
              <text:p text:style-name="P50"><text:span text:style-name="T14">Redis:</text:span> Base de datos en memoria de alta velocidad, usada para el cacheo de resultados de simulación, gestión de sesiones y como <text:span text:style-name="T17">message broker</text:span> si es necesario.</text:p>
            </text:list-item>
            <text:list-item>
              <text:p text:style-name="P50"><text:span text:style-name="T14">Kong API Gateway:</text:span> Actúa como punto de entrada único (<text:span text:style-name="T17">Single Point of Entry</text:span>), gestionando, securizando y enrutando las peticiones de la UI a los microservicios correspondientes (el <text:span text:style-name="T17">backend</text:span> de Java y el <text:span text:style-name="T17">backend</text:span> de inferencia de FastAPI).</text:p>
            </text:list-item>
            <text:list-item>
              <text:p text:style-name="P50"><text:span text:style-name="T14">JDBI3 &amp; HikariCP:</text:span> Stack de persistencia de datos de alto rendimiento para Java.</text:p>
            </text:list-item>
            <text:list-item>
              <text:p text:style-name="P50"><text:span text:style-name="T14">SLF4J/Logback &amp; Jackson:</text:span> Utilizados para un logging robusto y la serialización/deserialización de datos y configuraciones JSON.</text:p>
            </text:list-item>
          </text:list>
        </text:list-item>
        <text:list-item>
          <text:p text:style-name="P40">Interfaz de Usuario (UI) y Prototipado (OE5):</text:p>
          <text:list>
            <text:list-item>
              <text:p text:style-name="P50"><text:span text:style-name="Strong_20_Emphasis">JavaFX (OpenJFX 25):</text:span> Stack tecnológico principal para el "Proyecto de Informática" (OE5). Se utilizará para construir la <text:span text:style-name="Strong_20_Emphasis">aplicación de escritorio nativa</text:span> que consumirá la API (OE6). La estructura principal de la aplicación, la gestión de ventanas, los menús de navegación, los controles de administrador (RF-ADMIN) y los <text:span text:style-name="Emphasis">dashboards</text:span> operativos principales (RF-OP) se implementarán con componentes nativos de JavaFX (controles, <text:span text:style-name="Emphasis">charts</text:span>, layouts) para garantizar un rendimiento óptimo y una experiencia de usuario fluida.</text:p>
            </text:list-item>
            <text:list-item>
              <text:p text:style-name="P50"><text:span text:style-name="Strong_20_Emphasis">React.js (HTML5/CSS3/JavaScript):</text:span> Se utilizará para desarrollar un componente web específico, por ejemplo, un <text:span text:style-name="Emphasis">dashboard</text:span> de análisis de históricos o un visualizador <text:line-break/>geoespacial avanzado.</text:p>
            </text:list-item>
            <text:list-item>
              <text:p text:style-name="P50"><text:soft-page-break/><text:span text:style-name="Strong_20_Emphasis">JavaFX WebView:</text:span> Como prueba de concepto de integración de tecnologías, la aplicación nativa de JavaFX utilizará su componente <text:span text:style-name="Source_20_Text">WebView</text:span> para cargar y renderizar la vista desarrollada en React.js. Se implementará el puente de comunicación nativo (Java-a-JavaScript) para permitir que la vista web interactúe con el resto de la aplicación JavaFX.</text:p>
            </text:list-item>
            <text:list-item>
              <text:p text:style-name="P50"><text:span text:style-name="Strong_20_Emphasis">Nginx:</text:span> Servidor web y <text:span text:style-name="Emphasis">reverse proxy</text:span> de alto rendimiento utilizado para servir la aplicación React.js que será consumida por el <text:span text:style-name="Source_20_Text">WebView</text:span>.</text:p>
            </text:list-item>
            <text:list-item>
              <text:p text:style-name="P50"><text:span text:style-name="Strong_20_Emphasis">VPS Hosting:</text:span> La aplicación web de React.js (y potencialmente la API) estará alojada en un Servidor Privado Virtual (VPS) <text:span text:style-name="T24">(con 99.99% uptime).</text:span></text:p>
            </text:list-item>
          </text:list>
        </text:list-item>
        <text:list-item>
          <text:p text:style-name="P40">Stack de Ciencia de Datos (Python):</text:p>
          <text:list>
            <text:list-item>
              <text:p text:style-name="P50"><text:span text:style-name="T14">Python 3.10+:</text:span> Lenguaje central para <text:span text:style-name="T17">scraping</text:span>, análisis exploratorio y modelado de ML.</text:p>
            </text:list-item>
            <text:list-item>
              <text:p text:style-name="P50"><text:span text:style-name="T14">Pandas / </text:span><text:span text:style-name="T16">Geopandas</text:span><text:span text:style-name="T14">:</text:span> Librería fundamental para la manipulación y análisis de datos tabulares (ej. el Censo de Vertidos y los resultados de los <text:span text:style-name="T17">scrapers</text:span>).</text:p>
            </text:list-item>
            <text:list-item>
              <text:p text:style-name="P50"><text:span text:style-name="T14">Matplotlib / Seaborn:</text:span> Librerías de visualización para el Análisis Exploratorio de Datos (EDA).</text:p>
            </text:list-item>
            <text:list-item>
              <text:p text:style-name="P50"><text:span text:style-name="T14">Jupyter Notebooks:</text:span> Entorno interactivo para el análisis de datos.</text:p>
            </text:list-item>
            <text:list-item>
              <text:p text:style-name="P50"><text:span text:style-name="T14">Requests :</text:span> Herramientas de elección para <text:span text:style-name="T17">parsear</text:span> sitios estáticos y para realizar ingeniería inversa de <text:span text:style-name="T17">endpoints</text:span> de API/XHR (el método más eficiente, ya validado en el proyecto).</text:p>
              <text:list>
                <text:list-item>
                  <text:p text:style-name="P50"><text:span text:style-name="T14">Playwright / Selenium:</text:span> <text:span text:style-name="T17">Frameworks</text:span> de simulación de navegador (headless browser)</text:p>
                </text:list-item>
              </text:list>
            </text:list-item>
            <text:list-item>
              <text:p text:style-name="P50"><text:span text:style-name="T14">n8n (N-node-N):</text:span> Plataforma <text:span text:style-name="T17">low-code</text:span> para el flujo automatizado de enriquecimiento de datos.</text:p>
            </text:list-item>
            <text:list-item>
              <text:p text:style-name="P50"><text:span text:style-name="T14">Apache Spark:</text:span> Contemplado para el procesamiento (ETL) distribuido del dataset sintético.</text:p>
            </text:list-item>
          </text:list>
        </text:list-item>
        <text:list-item>
          <text:p text:style-name="P40">Machine Learning (Modelado):</text:p>
          <text:list>
            <text:list-item>
              <text:p text:style-name="P50"><text:span text:style-name="T14">Python (TensorFlow / PyTorch):</text:span> <text:span text:style-name="T17">Frameworks</text:span> de elección para el diseño y entrenamiento de los modelos DeepONet y PINN.</text:p>
            </text:list-item>
            <text:list-item>
              <text:p text:style-name="P50"><text:span text:style-name="T14">Plataformas de Cómputo en la Nube (AWS/GCP):</text:span> Contempladas para el alquiler de GPUs de alto rendimiento (ej. <text:span text:style-name="T14">Nvidia B200</text:span>).</text:p>
            </text:list-item>
          </text:list>
        </text:list-item>
        <text:list-item>
          <text:p text:style-name="P40">Testing y Calidad:</text:p>
          <text:list>
            <text:list-item>
              <text:p text:style-name="P50"><text:span text:style-name="T14">JUnit 5, Mockito &amp; AssertJ:</text:span> Stack estándar para <text:span text:style-name="T17">testing</text:span> unitario y de integración en el ecosistema Java.</text:p>
            </text:list-item>
            <text:list-item>
              <text:p text:style-name="P50"><text:span text:style-name="T14">Testeo de GPU (</text:span><text:span text:style-name="Source_20_Text"><text:span text:style-name="T14">@Tag("GPU")</text:span></text:span><text:span text:style-name="T14">):</text:span> El <text:span text:style-name="Source_20_Text">build.gradle</text:span> define una tarea personalizada (<text:span text:style-name="Source_20_Text">gpuTest</text:span>) para aislar los tests que requieren hardware de GPU nativo.</text:p>
            </text:list-item>
          </text:list>
        </text:list-item>
      </text:list>
      <text:h text:style-name="Heading_20_3" text:outline-level="3"><text:bookmark-start text:name="__RefHeading___Toc2027_2650771284"/>Justificación de la Elección (No-Python)<text:bookmark-end text:name="__RefHeading___Toc2027_2650771284"/></text:h>
      <text:p text:style-name="Text_20_body">Aunque la asignatura se centra en Python, la arquitectura del proyecto utiliza un enfoque políglota de <text:span text:style-name="T21">"la herramienta adecuada para el trabajo adecuado":</text:span></text:p>
      <text:list text:style-name="L12">
        <text:list-item>
          <text:p text:style-name="P51"><text:span text:style-name="T14">Python (Ciencia de Datos y MLOps):</text:span> Se usa donde es el líder indiscutible: EDA (<text:span text:style-name="T17">Pandas</text:span>), <text:span text:style-name="T17">scraping</text:span>, <text:span text:style-name="T17">notebooks</text:span> (<text:span text:style-name="T17">Jupyter</text:span>), entrenamiento de ML (<text:span text:style-name="T17">TensorFlow/PyTorch</text:span>) y servicio de modelos de inferencia (<text:span text:style-name="T17">FastAPI</text:span>).</text:p>
        </text:list-item>
        <text:list-item>
          <text:p text:style-name="P51"><text:span text:style-name="T14">Java/C++/CUDA (HPC y Backend):</text:span> Esta combinación se elige para el núcleo del proyecto (generación de datos y orquestación) por razones que Python no puede cubrir:</text:p>
          <text:list>
            <text:list-item>
              <text:p text:style-name="P51"><text:soft-page-break/><text:span text:style-name="T14">Rendimiento Extremo (HPC):</text:span> La generación de &gt;100.000 escenarios físicos es inviable en Python. Se requiere C++/CUDA para optimizaciones de bajo nivel (código <text:span text:style-name="T17">branchless</text:span>, <text:span text:style-name="Source_20_Text">FP32</text:span>, DMA).</text:p>
            </text:list-item>
            <text:list-item>
              <text:p text:style-name="P51"><text:span text:style-name="T14">Backend Robusto:</text:span> Java 21 y su ecosistema (JDBI, HikariCP) proporcionan una base robusta y concurrente para la lógica de negocio principal.</text:p>
            </text:list-item>
          </text:list>
        </text:list-item>
        <text:list-item>
          <text:p text:style-name="P51"><text:span text:style-name="T14">Prototipo Integrado:</text:span> El uso de <text:span text:style-name="T14">JavaFX WebView</text:span> permite que el prototipo de escritorio (OE5) cargue la interfaz web principal (React.js), proporcionando un puente de comunicación nativo y entregando una experiencia de usuario moderna.</text:p>
        </text:list-item>
      </text:list>
      <text:h text:style-name="Heading_20_1" text:outline-level="1"><text:bookmark-start text:name="__RefHeading___Toc2029_2650771284"/>Plan de Trabajo y Roles del Equipo<text:bookmark-end text:name="__RefHeading___Toc2029_2650771284"/></text:h>
      <text:h text:style-name="Heading_20_3" text:outline-level="3"><text:bookmark-start text:name="__RefHeading___Toc2031_2650771284"/>Contexto Multi-Asignatura del Proyecto<text:bookmark-end text:name="__RefHeading___Toc2031_2650771284"/></text:h>
      <text:p text:style-name="Text_20_body">Es importante destacar que este es un proyecto de gran escala y ambición, concebido para ser desarrollado y presentado en el contexto de <text:span text:style-name="T14">múltiples asignaturas</text:span> del Grado. Su arquitectura completa abarca áreas como Computación de Alto Rendimiento, Desarrollo de Backend/Frontend e Inteligencia Artificial.</text:p>
      <text:p text:style-name="Text_20_body">Para la presente asignatura, <text:span text:style-name="T14">"Proyecto de Computación I"</text:span>, el alcance de la evaluación se centrará exclusivamente en el <text:span text:style-name="T14">componente de Ciencia y Análisis de Datos</text:span>. Las fases de desarrollo de software (el <text:span text:style-name="T17">solver</text:span> CUDA, la arquitectura de microservicios, la UI en React, etc.) se presentan como contexto para justificar la generación y el uso de los datos, pero no forman parte del trabajo a evaluar aquí.</text:p>
      <text:h text:style-name="Heading_20_3" text:outline-level="3"><text:bookmark-start text:name="__RefHeading___Toc2126_3937741030"/>Definición del Proyecto de Informática (Entregables de Gestión)<text:bookmark-end text:name="__RefHeading___Toc2126_3937741030"/></text:h>
      <text:p text:style-name="Text_20_body">Mientras que el "Proyecto de Computación I" se centra en la Ciencia de Datos y el HPC (OE1-OE4, OE6), el "Proyecto de Informática" se enfoca en el desarrollo de la aplicación cliente (OE5). La entrega preliminar de este proyecto de informática debe incluir la siguiente documentación:</text:p>
      <text:h text:style-name="Heading_20_4" text:outline-level="4"><text:bookmark-start text:name="__RefHeading___Toc2128_3937741030"/>1. Necesidad y Caso de Negocio<text:bookmark-end text:name="__RefHeading___Toc2128_3937741030"/></text:h>
      <text:list text:style-name="L13">
        <text:list-item>
          <text:p text:style-name="P52"><text:span text:style-name="Strong_20_Emphasis">Necesidad:</text:span> Los organismos de gestión de cuencas (ej. CHT) y los servicios de protección ambiental (ej. SEPRONA) carecen de una herramienta unificada y en tiempo real para reaccionar ante eventos de vertido. La detección actual es reactiva y fragmentada.</text:p>
        </text:list-item>
        <text:list-item>
          <text:p text:style-name="P52"><text:span text:style-name="Strong_20_Emphasis">Caso de Negocio:</text:span> Este proyecto proporciona un Sistema de Soporte a la Decisión (DSS) que centraliza la monitorización (sensores), la inferencia inteligente (DeepONet) y la gestión de alertas. El valor reside en reducir drásticamente el tiempo de respuesta (de días a minutos), permitiendo una actuación inmediata, minimizando el daño ambiental y facilitando la imputación de responsabilidades. La aplicación de escritorio (OE5) es la herramienta tangible que entrega este valor al usuario final.</text:p>
        </text:list-item>
      </text:list>
      <text:h text:style-name="Heading_20_4" text:outline-level="4" text:is-list-header="true"><text:bookmark-start text:name="__RefHeading___Toc2130_3937741030"/>2. Requisitos del Sistema<text:bookmark-end text:name="__RefHeading___Toc2130_3937741030"/></text:h>
      <text:p text:style-name="Text_20_body">Se dividen en Requisitos Funcionales (RF) y No Funcionales (RNF).</text:p>
      <text:p text:style-name="Text_20_body"><text:span text:style-name="Strong_20_Emphasis">Autenticación y Roles (RF):</text:span></text:p>
      <text:list text:style-name="L14">
        <text:list-item>
          <text:p text:style-name="P53"><text:span text:style-name="Strong_20_Emphasis">RF-01:</text:span> El sistema debe solicitar autenticación (usuario y contraseña) al iniciarse.</text:p>
        </text:list-item>
        <text:list-item>
          <text:p text:style-name="P53"><text:span text:style-name="Strong_20_Emphasis">RF-02:</text:span> El sistema debe diferenciar entre dos roles de usuario: <text:span text:style-name="Strong_20_Emphasis">Operador</text:span> (usuario estándar) y <text:span text:style-name="Strong_20_Emphasis">Administrador</text:span> (usuario avanzado).</text:p>
        </text:list-item>
      </text:list>
      <text:p text:style-name="Text_20_body"><text:span text:style-name="Strong_20_Emphasis">Requisitos Funcionales (Rol: Operador):</text:span></text:p>
      <text:list text:style-name="L15">
        <text:list-item>
          <text:p text:style-name="P54"><text:span text:style-name="Strong_20_Emphasis">RF-OP-01:</text:span> El sistema debe mostrar un mapa interactivo de la cuenca del río.</text:p>
        </text:list-item>
        <text:list-item>
          <text:p text:style-name="P54"><text:soft-page-break/><text:span text:style-name="Strong_20_Emphasis">RF-OP-02:</text:span> El sistema debe mostrar la ubicación y el estado (Online/Offline/Alerta) de los 32 sensores sobre el mapa.</text:p>
        </text:list-item>
        <text:list-item>
          <text:p text:style-name="P54"><text:span text:style-name="Strong_20_Emphasis">RF-OP-03:</text:span> Al seleccionar un sensor, el sistema debe mostrar sus datos históricos y en tiempo real (pH, Tª, Amonio, etc.) en gráficos claros.</text:p>
        </text:list-item>
        <text:list-item>
          <text:p text:style-name="P54"><text:span text:style-name="Strong_20_Emphasis">RF-OP-04:</text:span> El sistema debe mostrar una notificación/alerta visual y sonora prominente cuando la API reporte un evento de vertido.</text:p>
        </text:list-item>
        <text:list-item>
          <text:p text:style-name="P54"><text:span text:style-name="Strong_20_Emphasis">RF-OP-05:</text:span> El sistema debe permitir consultar un histórico filtrable de alertas pasadas (por fecha, sensor, tipo de alerta).</text:p>
        </text:list-item>
        <text:list-item>
          <text:p text:style-name="P54"><text:span text:style-name="Strong_20_Emphasis">RF-OP-06:</text:span> Tras una alerta, el sistema debe solicitar y renderizar el "mapa de calor" de predicción del DeepONet sobre el mapa del río.</text:p>
        </text:list-item>
        <text:list-item>
          <text:p text:style-name="P54"><text:span text:style-name="Strong_20_Emphasis">RF-OP-07:</text:span> El Operador debe poder ejecutar simulaciones de escenarios (interactuando con el OE1 vía API) <text:span text:style-name="Emphasis">solo</text:span> sobre "Gemelos Digitales" existentes y pre-configurados.</text:p>
        </text:list-item>
      </text:list>
      <text:p text:style-name="Text_20_body"><text:span text:style-name="Strong_20_Emphasis">Requisitos Funcionales (Rol: Administrador):</text:span></text:p>
      <text:list text:style-name="L16">
        <text:list-item>
          <text:p text:style-name="P55"><text:span text:style-name="Strong_20_Emphasis">RF-ADMIN-01:</text:span> El sistema debe mostrar una "Sección de Administración" visible <text:span text:style-name="Emphasis">únicamente</text:span> para los usuarios con rol de Administrador.</text:p>
        </text:list-item>
        <text:list-item>
          <text:p text:style-name="P55"><text:span text:style-name="Strong_20_Emphasis">RF-ADMIN-02:</text:span> Esta sección debe permitir a los Administradores crear, ver, modificar y eliminar (CRUD) "Gemelos Digitales" (nuevos ríos o tramos).</text:p>
        </text:list-item>
        <text:list-item>
          <text:p text:style-name="P55"><text:span text:style-name="Strong_20_Emphasis">RF-ADMIN-03:</text:span> El formulario de creación/edición de "Gemelo Digital" debe permitir al Administrador definir y "jugar" con todos los parámetros de base del simulador (ej. geometría del cauce, coeficientes de Manning, ubicación de sensores, topología de la red fluvial, puntos de vertido autorizados).</text:p>
        </text:list-item>
        <text:list-item>
          <text:p text:style-name="P55"><text:span text:style-name="Strong_20_Emphasis">RF-ADMIN-04:</text:span> Los Administradores deben poder gestionar las cuentas de usuario (crear/eliminar/modificar usuarios Operadores).</text:p>
        </text:list-item>
      </text:list>
      <text:p text:style-name="Text_20_body"><text:span text:style-name="Strong_20_Emphasis">Requisitos No Funcionales (RNF):</text:span></text:p>
      <text:list text:style-name="L17">
        <text:list-item>
          <text:p text:style-name="P56"><text:span text:style-name="Strong_20_Emphasis">RNF-01:</text:span> La aplicación debe ser una aplicación de escritorio <text:span text:style-name="T25">nativa</text:span> desarrollada en JavaFX (OpenJFX 25).</text:p>
        </text:list-item>
        <text:list-item>
          <text:p text:style-name="P56"><text:span text:style-name="Strong_20_Emphasis">RNF-02:</text:span> Toda la comunicación de datos (sensores, mapas, alertas, simulaciones) se realizará exclusivamente a través de la API REST (OE6). La aplicación no debe tener acceso directo a la base de datos ni a los <text:span text:style-name="Emphasis">solvers</text:span>.</text:p>
        </text:list-item>
        <text:list-item>
          <text:p text:style-name="P56"><text:span text:style-name="Strong_20_Emphasis">RNF-03:</text:span> La actualización de datos en tiempo real debe tener una latencia perceptible para el usuario inferior a 5 segundos (dependiente de la API).</text:p>
        </text:list-item>
        <text:list-item>
          <text:p text:style-name="P56"><text:span text:style-name="Strong_20_Emphasis">RNF-04:</text:span> La interfaz debe ser intuitiva, limpia y operable por personal técnico no especializado en computación (para el rol Operador). La interfaz de Administrador puede ser técnicamente más compleja.</text:p>
        </text:list-item>
        <text:list-item>
          <text:p text:style-name="P57"><text:span text:style-name="Strong_20_Emphasis">RNF-05:</text:span> El sistema debe ser seguro, gestionando el token de autenticación (obtenido del OE6) y aplicando un <text:span text:style-name="Strong_20_Emphasis">Control de Acceso Basado en Roles (RBAC)</text:span> para ocultar/deshabilitar la funcionalidad de administrador a los operadores.</text:p>
        </text:list-item>
      </text:list>
      <text:h text:style-name="Heading_20_4" text:outline-level="4" text:is-list-header="true"><text:bookmark-start text:name="__RefHeading___Toc2132_3937741030"/>3. User Story (Historias de Usuario)<text:bookmark-end text:name="__RefHeading___Toc2132_3937741030"/></text:h>
      <text:list text:style-name="L18">
        <text:list-item>
          <text:p text:style-name="P58"><text:span text:style-name="Strong_20_Emphasis">Como</text:span> Gestor de Cuenca (Usuario Operativo), <text:span text:style-name="Strong_20_Emphasis">Quiero</text:span> ver un dashboard centralizado con el estado de todos los sensores de un vistazo, <text:span text:style-name="Strong_20_Emphasis">Para que</text:span> pueda detectar anomalías de forma inmediata.</text:p>
        </text:list-item>
        <text:list-item>
          <text:p text:style-name="P58"><text:soft-page-break/><text:span text:style-name="Strong_20_Emphasis">Como</text:span> Técnico de Intervención (Usuario Táctico), <text:span text:style-name="Strong_20_Emphasis">Quiero</text:span> que, cuando salte una alerta de contaminación, el sistema me muestre un mapa de calor con el origen más probable del vertido, <text:span text:style-name="Strong_20_Emphasis">Para que</text:span> pueda dirigir al equipo de inspección a la ubicación correcta sin demora.</text:p>
        </text:list-item>
        <text:list-item>
          <text:p text:style-name="P58"><text:span text:style-name="Strong_20_Emphasis">Como</text:span> Analista de Datos (Usuario Analítico), <text:span text:style-name="Strong_20_Emphasis">Quiero</text:span> poder consultar el histórico de alertas y los mapas de calor asociados, <text:span text:style-name="Strong_20_Emphasis">Para que</text:span> pueda identificar patrones de vertidos recurrentes en ciertas zonas.</text:p>
        </text:list-item>
        <text:list-item>
          <text:p text:style-name="P58"><text:span text:style-name="Strong_20_Emphasis">Como</text:span> Administrador del Sistema (Usuario Avanzado), <text:span text:style-name="Strong_20_Emphasis">Quiero</text:span> un panel de configuración para definir la geometría y los parámetros hidrodinámicos de un nuevo tramo de río, <text:span text:style-name="Strong_20_Emphasis">Para que</text:span> pueda crear un nuevo "Gemelo Digital" que los Operadores puedan usar para sus simulaciones.</text:p>
        </text:list-item>
      </text:list>
      <text:h text:style-name="Heading_20_4" text:outline-level="4" text:is-list-header="true"><text:bookmark-start text:name="__RefHeading___Toc2134_3937741030"/>4. Procedimiento de Trabajo / Actas de Trabajo<text:bookmark-end text:name="__RefHeading___Toc2134_3937741030"/></text:h>
      <text:list text:style-name="L19">
        <text:list-item>
          <text:p text:style-name="P59"><text:span text:style-name="Strong_20_Emphasis">Metodología:</text:span> El equipo del "Proyecto de Informática" (desarrolladores JavaFX) seguirá una metodología Ágil <text:span text:style-name="T24">Kanban</text:span>.</text:p>
        </text:list-item>
        <text:list-item>
          <text:p text:style-name="P59"><text:span text:style-name="Strong_20_Emphasis">Coordinación:</text:span> Se establecerá una reunión de sincronización semanal entre "Computación" (Backend/API) y "Informática" (Frontend/App). </text:p>
        </text:list-item>
        <text:list-item>
          <text:p text:style-name="P59"><text:span text:style-name="Strong_20_Emphasis">Definición de la API:</text:span> El entregable inicial clave es la definición de la especificación de la API (ej. OpenAPI/Swagger), que servirá como "contrato" entre ambos equipos y permitirá el desarrollo en paralelo. La API debe incluir <text:span text:style-name="Emphasis">endpoints</text:span> de gestión (para Admins) y de consulta (para Operadores).</text:p>
        </text:list-item>
        <text:list-item>
          <text:p text:style-name="P59"><text:span text:style-name="Strong_20_Emphasis">Actas:</text:span> Todas las reuniones de coordinación y las decisiones de diseño de la API se documentarán en un sistema compartido para mantener la trazabilidad. <text:span text:style-name="T24">Se decide utilizar milestones y issues de github en el repositorio </text:span><text:a xlink:type="simple" xlink:href="https://github.com/theDuoXu/Project-Stalker" text:style-name="Internet_20_link" text:visited-style-name="Visited_20_Internet_20_Link"><text:span text:style-name="T24">https://github.com/theDuoXu/Project-Stalker</text:span></text:a><text:span text:style-name="T24"> </text:span></text:p>
        </text:list-item>
      </text:list>
      <text:p text:style-name="Text_20_body"/>
      <text:h text:style-name="Heading_20_2" text:outline-level="2"><text:bookmark-start text:name="__RefHeading___Toc2033_2650771284"/>Roles del Equipo (Para "Proyecto de Computación I")<text:bookmark-end text:name="__RefHeading___Toc2033_2650771284"/></text:h>
      <text:p text:style-name="Text_20_body">El equipo para esta asignatura está enfocado en el rol de Científicos de Datos</text:p>
      <text:list text:style-name="L20">
        <text:list-item>
          <text:p text:style-name="P41">Duo Xu Ye:</text:p>
          <text:list>
            <text:list-item>
              <text:p text:style-name="P60"><text:span text:style-name="T14">Rol Principal (Fuera de esta asignatura):</text:span> Arquitecto del Sistema y desarrollador principal del <text:span text:style-name="T17">stack</text:span> tecnológico completo (HPC, backend, frontend).</text:p>
            </text:list-item>
            <text:list-item>
              <text:p text:style-name="P60"><text:span text:style-name="T14">Rol en esta asignatura:</text:span> Líder del equipo de datos. Responsable de la integración de los datos con el simulador y del diseño de los experimentos de modelado.</text:p>
            </text:list-item>
          </text:list>
        </text:list-item>
        <text:list-item>
          <text:p text:style-name="P41">Tadeo Adrián Troncoso Taraborreli:</text:p>
          <text:list>
            <text:list-item>
              <text:p text:style-name="P60"><text:span text:style-name="T14">Rol en esta asignatura:</text:span> Analista de Datos y Especialista en ETL. Responsable de la adquisición, limpieza y enriquecimiento de los datos de la CHT y de los nuevos conjuntos de datos (embalses, cartografía).</text:p>
            </text:list-item>
          </text:list>
        </text:list-item>
        <text:list-item>
          <text:p text:style-name="P41">Víctor Pablo Velayos Velayos:</text:p>
          <text:list>
            <text:list-item>
              <text:p text:style-name="P60"><text:span text:style-name="T14">Rol en esta asignatura:</text:span> Analista de Datos y Modelado. Responsable del Análisis Exploratorio de Datos (EDA), la visualización y el desarrollo de los modelos de inferencia <text:span text:style-name="T17">baseline</text:span>.</text:p>
            </text:list-item>
          </text:list>
        </text:list-item>
      </text:list>
      <text:p text:style-name="Text_20_body"/>
      <text:h text:style-name="Heading_20_3" text:outline-level="3"><text:bookmark-start text:name="__RefHeading___Toc2035_2650771284"/>Ampliación del Alcance de Análisis de Datos<text:bookmark-end text:name="__RefHeading___Toc2035_2650771284"/></text:h>
      <text:p text:style-name="Text_20_body">Para enriquecer el componente de ciencia de datos de este proyecto, se incorporarán las siguientes tareas y fuentes de datos adicionales:</text:p>
      <text:list text:style-name="L21">
        <text:list-item>
          <text:p text:style-name="P61"><text:soft-page-break/><text:span text:style-name="T14">Integración de Nuevos Datasets:</text:span> Además de los datos de la CHT, se analizarán:</text:p>
          <text:list>
            <text:list-item>
              <text:p text:style-name="P61"><text:span text:style-name="T14">Datos de Embalses:</text:span> Se obtendrán y analizarán los datos de nivel y volumen de los embalses principales de la cuenca. El objetivo es modelar su impacto en el caudal y en parámetros de calidad del agua aguas abajo (ej. temperatura, dilución).</text:p>
            </text:list-item>
            <text:list-item>
              <text:p text:style-name="P61"><text:span text:style-name="T14">Datos Cartográficos y Geológicos (IGN):</text:span> Se utilizarán capas de información geográfica del Instituto Geográfico Nacional para analizar la correlación entre la geología del terreno, las zonas de inundación y los puntos de vertido, enriqueciendo el análisis de riesgos.</text:p>
            </text:list-item>
          </text:list>
        </text:list-item>
        <text:list-item>
          <text:p text:style-name="P61"><text:span text:style-name="T14">Desarrollo de Modelos de Inferencia </text:span><text:span text:style-name="T18">Baseline</text:span><text:span text:style-name="T14">:</text:span> Antes de abordar los modelos complejos (DeepONet/PINN), el equipo desarrollará y evaluará modelos más simples (ej. <text:span text:style-name="T14">Gradient Boosting, Redes Neuronales Densas</text:span>) para resolver sub-problemas concretos, como:</text:p>
          <text:list>
            <text:list-item>
              <text:p text:style-name="P61">Predecir la temperatura del agua en un punto a partir del nivel del embalse y datos meteorológicos.</text:p>
            </text:list-item>
            <text:list-item>
              <text:p text:style-name="P61">Estimar la concentración de un contaminante en un sensor basándose en el caudal y las lecturas de sensores aguas arriba. Estos modelos servirán como una valiosa referencia para contextualizar el rendimiento de los modelos más avanzados.</text:p>
            </text:list-item>
          </text:list>
        </text:list-item>
      </text:list>
      <text:h text:style-name="Heading_20_3" text:outline-level="3"><text:bookmark-start text:name="__RefHeading___Toc2037_2650771284"/>Plan de Trabajo (Cronograma de 8 Semanas para Análisis de Datos)<text:bookmark-end text:name="__RefHeading___Toc2037_2650771284"/></text:h>
      <text:p text:style-name="Text_20_body">Este cronograma se centra exclusivamente en las tareas de Ciencia de Datos (el alcance de esta asignatura) a realizar por el equipo, asumiendo que el <text:span text:style-name="T17">solver</text:span> de HPC (OE1) y el <text:span text:style-name="T17">scraper</text:span> de contaminantes ya están operativos.</text:p>
      <text:list text:style-name="L22">
        <text:list-item>
          <text:p text:style-name="P42">Semanas 1-2: Finalización de la Adquisición de Datos</text:p>
          <text:list>
            <text:list-item>
              <text:p text:style-name="P62"><text:span text:style-name="T14">Objetivo:</text:span> Completar la capa de adquisición de datos para tener todos los <text:span text:style-name="T17">datasets</text:span> necesarios.</text:p>
            </text:list-item>
            <text:list-item>
              <text:p text:style-name="P42">Tareas:</text:p>
              <text:list>
                <text:list-item>
                  <text:p text:style-name="P62">Desarrollar el <text:span text:style-name="T17">scraper</text:span> para datos de Aforos (SAIH). (Responsable: Tadeo)</text:p>
                </text:list-item>
                <text:list-item>
                  <text:p text:style-name="P62">Desarrollar el <text:span text:style-name="T17">scraper</text:span> para datos de Embalses. (Responsable: Tadeo)</text:p>
                </text:list-item>
                <text:list-item>
                  <text:p text:style-name="P62">Desarrollar el <text:span text:style-name="T17">scraper</text:span> para datos Cartográficos y Geológicos (IGN). (Responsable: Víctor)</text:p>
                </text:list-item>
                <text:list-item>
                  <text:p text:style-name="P62">Desarrollar el <text:span text:style-name="T17">scraper</text:span> para la conexión a datos en tiempo real. (Responsable: Duo)</text:p>
                </text:list-item>
              </text:list>
            </text:list-item>
            <text:list-item>
              <text:p text:style-name="P62"><text:span text:style-name="T14">Hito:</text:span> Todos los datos brutos (Contaminantes, Aforos, Embalses, Censo, IGN) están consolidados en la base de datos PostgreSQL.</text:p>
            </text:list-item>
          </text:list>
        </text:list-item>
        <text:list-item>
          <text:p text:style-name="P42">Semanas 3-4: Análisis Exploratorio de Datos (EDA) Intensivo</text:p>
          <text:list>
            <text:list-item>
              <text:p text:style-name="P62"><text:span text:style-name="T14">Objetivo:</text:span> Comprender profundamente los datos, encontrar correlaciones y preparar el <text:span text:style-name="T17">feature engineering</text:span>. <text:span text:style-name="T14">Esta es la tarea central que está pendiente.</text:span></text:p>
            </text:list-item>
            <text:list-item>
              <text:p text:style-name="P42">Tareas:</text:p>
              <text:list>
                <text:list-item>
                  <text:p text:style-name="P62">EDA y visualización de series temporales (contaminantes, aforos, embalses). Búsqueda de correlaciones, estacionalidad y latencias. (Responsable: Víctor)</text:p>
                </text:list-item>
                <text:list-item>
                  <text:p text:style-name="P62">EDA geoespacial: Cruce de datos del Censo de Vertidos con las capas cartográficas del IGN (zonas inundables, geología). (Responsable: Tadeo)</text:p>
                </text:list-item>
                <text:list-item>
                  <text:p text:style-name="P62">Creación de <text:span text:style-name="T17">notebooks</text:span> maestros de análisis y documentación del proceso de limpieza de datos. (Responsable: Duo)</text:p>
                </text:list-item>
              </text:list>
            </text:list-item>
            <text:list-item>
              <text:p text:style-name="P62"><text:soft-page-break/><text:span text:style-name="T14">Hito:</text:span> Informe de EDA completado, con las principales hipótesis y variables identificadas.</text:p>
            </text:list-item>
          </text:list>
        </text:list-item>
        <text:list-item>
          <text:p text:style-name="P42">Semanas 5-6: Desarrollo de Modelos <text:span text:style-name="T17">Baseline</text:span></text:p>
          <text:list>
            <text:list-item>
              <text:p text:style-name="P62"><text:span text:style-name="T14">Objetivo:</text:span> Evaluar la predictibilidad de los sub-problemas identificados.</text:p>
            </text:list-item>
            <text:list-item>
              <text:p text:style-name="P42">Tareas:</text:p>
              <text:list>
                <text:list-item>
                  <text:p text:style-name="P62"><text:span text:style-name="T17">Feature Engineering</text:span> basado en los hallazgos del EDA. (Responsable: Tadeo)</text:p>
                </text:list-item>
                <text:list-item>
                  <text:p text:style-name="P62">Entrenar y evaluar los modelos de inferencia <text:span text:style-name="T17">baseline</text:span> (ej. Gradient Boosting, Redes Densas) para predecir variables clave (ej. Tª del agua, nivel de embalse). (Responsable: Víctor)</text:p>
                </text:list-item>
              </text:list>
            </text:list-item>
            <text:list-item>
              <text:p text:style-name="P62"><text:span text:style-name="T14">Hito:</text:span> Modelos <text:span text:style-name="T17">baseline</text:span> entrenados y evaluados.</text:p>
            </text:list-item>
          </text:list>
        </text:list-item>
        <text:list-item>
          <text:p text:style-name="P42">Semana 7: Preparación de Datasets Finales</text:p>
          <text:list>
            <text:list-item>
              <text:p text:style-name="P62"><text:span text:style-name="T14">Objetivo:</text:span> Preparar los conjuntos de datos limpios para el gemelo digital y los modelos avanzados.</text:p>
            </text:list-item>
            <text:list-item>
              <text:p text:style-name="P42">Tareas:</text:p>
              <text:list>
                <text:list-item>
                  <text:p text:style-name="P62">Crear los <text:span text:style-name="T17">datasets</text:span> de calibración para el gemelo digital. (Responsable: Duo)</text:p>
                </text:list-item>
                <text:list-item>
                  <text:p text:style-name="P62">Documentar el <text:span text:style-name="T17">data lineage</text:span> y las transformaciones finales. (Responsable: Tadeo, Víctor)</text:p>
                </text:list-item>
              </text:list>
            </text:list-item>
            <text:list-item>
              <text:p text:style-name="P62"><text:span text:style-name="T14">Hito:</text:span> <text:span text:style-name="T17">Datasets</text:span> de calibración y modelado generados y documentados.</text:p>
            </text:list-item>
          </text:list>
        </text:list-item>
        <text:list-item>
          <text:p text:style-name="P42">Semana 8: Documentación y Entrega Final</text:p>
          <text:list>
            <text:list-item>
              <text:p text:style-name="P62"><text:span text:style-name="T14">Objetivo:</text:span> Consolidar el trabajo de la asignatura.</text:p>
            </text:list-item>
            <text:list-item>
              <text:p text:style-name="P42">Tareas:</text:p>
              <text:list>
                <text:list-item>
                  <text:p text:style-name="P62">Redacción del informe final del proyecto (enfocado en el análisis de datos y los modelos <text:span text:style-name="T17">baseline</text:span>).</text:p>
                </text:list-item>
                <text:list-item>
                  <text:p text:style-name="P62">Limpieza y entrega de los <text:span text:style-name="T17">notebooks</text:span> de análisis y modelado.</text:p>
                </text:list-item>
              </text:list>
            </text:list-item>
            <text:list-item>
              <text:p text:style-name="P62"><text:span text:style-name="T14">Hito:</text:span> Entrega final del proyecto de la asignatura</text:p>
            </text:list-item>
          </text:list>
        </text:list-item>
      </text:list>
      <text:p text:style-name="Text_20_body"/>
      <text:h text:style-name="Heading_20_3" text:outline-level="3"><text:bookmark-start text:name="__RefHeading___Toc2136_3937741030"/>Roles del Equipo (Para "Proyecto de Informática")<text:bookmark-end text:name="__RefHeading___Toc2136_3937741030"/></text:h>
      <text:p text:style-name="Text_20_body">Este equipo trabajará en paralelo al de "Computación", enfocándose en el desarrollo de la aplicación cliente (OE5) bajo una metodología ágil <text:span text:style-name="T1">Kanban</text:span>.</text:p>
      <text:list text:style-name="L23">
        <text:list-item>
          <text:p text:style-name="P63"><text:span text:style-name="Strong_20_Emphasis">Duo Xu Ye:</text:span></text:p>
          <text:list>
            <text:list-item>
              <text:p text:style-name="P63"><text:span text:style-name="Strong_20_Emphasis">Rol en esta asignatura:</text:span> Jefe de Proyecto / Product Owner. Responsable de la <text:span text:style-name="Strong_20_Emphasis">gestión ágil del proyecto</text:span>: define los <text:span text:style-name="Emphasis">milestones</text:span>, crea y prioriza las <text:span text:style-name="Emphasis">issues</text:span> (historias de usuario, <text:span text:style-name="Emphasis">features</text:span>, <text:span text:style-name="Emphasis">bugs</text:span>) en el <text:span text:style-name="Emphasis">backlog</text:span> y valida las entregas. Actúa como nexo técnico y funcional entre la API (OE6) y la aplicación cliente (OE5).</text:p>
            </text:list-item>
          </text:list>
        </text:list-item>
        <text:list-item>
          <text:p text:style-name="P63"><text:span text:style-name="Strong_20_Emphasis">Andrei Ionut HRISCA / Héctor Omar HERNÁNDEZ RODRÍGUEZ / <text:line-break/>Roberto GARCÍA CASADO:</text:span></text:p>
          <text:list>
            <text:list-item>
              <text:p text:style-name="P63"><text:span text:style-name="Strong_20_Emphasis">Rol en esta asignatura:</text:span> Desarrolladores de Aplicación (JavaFX).</text:p>
            </text:list-item>
            <text:list-item>
              <text:p text:style-name="P63"><text:soft-page-break/><text:span text:style-name="Strong_20_Emphasis">Responsabilidad (Compartida/Difusa):</text:span> El equipo de desarrollo trabajará de forma flexible sobre el <text:span text:style-name="Emphasis">backlog</text:span> definido por el Jefe de Proyecto. Dado que la API (OE6) define una arquitectura modular, los desarrolladores <text:span text:style-name="Strong_20_Emphasis">implementarán las </text:span><text:span text:style-name="Emphasis"><text:span text:style-name="Strong_20_Emphasis">issues</text:span></text:span><text:span text:style-name="Strong_20_Emphasis"> asignadas</text:span> según surja la necesidad, abarcando todas las áreas de la aplicación cliente:</text:p>
              <text:list>
                <text:list-item>
                  <text:p text:style-name="P63">Implementación de vistas y controles de UI/UX (JavaFX).</text:p>
                </text:list-item>
                <text:list-item>
                  <text:p text:style-name="P63">Lógica de negocio del lado del cliente.</text:p>
                </text:list-item>
                <text:list-item>
                  <text:p text:style-name="P63">Gestión de estado y navegación.</text:p>
                </text:list-item>
                <text:list-item>
                  <text:p text:style-name="P63">Integración de los <text:span text:style-name="Emphasis">endpoints</text:span> de la API (autenticación, consumo de datos, etc.).</text:p>
                </text:list-item>
              </text:list>
            </text:list-item>
          </text:list>
        </text:list-item>
      </text:list>
      <text:h text:style-name="Heading_20_2" text:outline-level="2"><text:bookmark-start text:name="__RefHeading___Toc2138_3937741030"/>Riesgos del Proyecto y Estrategias de Mitigación<text:bookmark-end text:name="__RefHeading___Toc2138_3937741030"/></text:h>
      <text:p text:style-name="Text_20_body">A continuación, se identifican los riesgos potenciales del proyecto, divididos por su área de impacto, y las estrategias de mitigación correspondientes.</text:p>
      <text:h text:style-name="Heading_20_3" text:outline-level="3"><text:bookmark-start text:name="__RefHeading___Toc2140_3937741030"/>1. Riesgos de Simulación y Modelado (Proyecto de Computación)<text:bookmark-end text:name="__RefHeading___Toc2140_3937741030"/></text:h>
      <text:list text:style-name="L24">
        <text:list-item>
          <text:p text:style-name="P64"><text:span text:style-name="Strong_20_Emphasis">Riesgo (Mitigado): Complejidad del Solver Hidrodinámico (OE1).</text:span></text:p>
          <text:list>
            <text:list-item>
              <text:p text:style-name="P64"><text:span text:style-name="Emphasis">Descripción:</text:span> El desarrollo del <text:span text:style-name="Emphasis">solver</text:span> físico (ecuación de Manning) podría ser un cuello de botella técnico.</text:p>
            </text:list-item>
            <text:list-item>
              <text:p text:style-name="P64"><text:span text:style-name="Emphasis">Mitigación:</text:span> <text:span text:style-name="Strong_20_Emphasis">Este riesgo se considera MITIGADO.</text:span> El <text:span text:style-name="Emphasis">solver</text:span> hidrodinámico principal ya ha sido implementado, validado y optimizado en C++/CUDA, demostrando ser una tarea de complejidad manejable (completada en una semana).</text:p>
            </text:list-item>
          </text:list>
        </text:list-item>
        <text:list-item>
          <text:p text:style-name="P64"><text:span text:style-name="Strong_20_Emphasis">Riesgo: Calidad de la Calibración del Gemelo Digital (OE2).</text:span></text:p>
          <text:list>
            <text:list-item>
              <text:p text:style-name="P64"><text:span text:style-name="Emphasis">Descripción:</text:span> El rendimiento del DeepONet depende al 100% de la calidad del dataset sintético (OE3), y este, a su vez, depende de una calibración precisa del "Gemelo Digital" con los datos reales de la CHT (OE2). Si los datos reales son insuficientes o ruidosos, la calibración será pobre.</text:p>
            </text:list-item>
            <text:list-item>
              <text:p text:style-name="P64"><text:span text:style-name="Emphasis">Mitigación:</text:span> 1) Realizar un Análisis Exploratorio de Datos (EDA) exhaustivo para limpiar y entender las limitaciones de los datos reales. 2) Enriquecer los datos de la CHT con otras fuentes (geología, meteorología). 3) Documentar la precisión de la calibración como el límite superior de la precisión del modelo de IA.</text:p>
            </text:list-item>
          </text:list>
        </text:list-item>
        <text:list-item>
          <text:p text:style-name="P64"><text:span text:style-name="Strong_20_Emphasis">Riesgo: No Convergencia del DeepONet (OE4).</text:span></text:p>
          <text:list>
            <text:list-item>
              <text:p text:style-name="P64"><text:span text:style-name="Emphasis">Descripción:</text:span> Es el principal riesgo técnico. Existe la posibilidad de que la arquitectura DeepONet no logre aprender a resolver el problema inverso (un problema <text:span text:style-name="Emphasis">ill-posed</text:span>) con la precisión necesaria, incluso con un gran dataset sintético.</text:p>
            </text:list-item>
            <text:list-item>
              <text:p text:style-name="P64"><text:span text:style-name="Emphasis">Mitigación:</text:span> 1) Desarrollo de modelos <text:span text:style-name="Emphasis">baseline</text:span> (Gradient Boosting, PINN) para establecer un suelo de rendimiento. 2) El modelo PINN (Red Neuronal Informada por la Física) se considera el plan de contingencia principal, ya que su función de pérdida basada en las EDPs puede guiar el aprendizaje si el enfoque de DeepONet (basado solo en datos) falla.</text:p>
            </text:list-item>
          </text:list>
        </text:list-item>
        <text:list-item>
          <text:p text:style-name="P64"><text:span text:style-name="Strong_20_Emphasis">Riesgo: Tiempos de Generación del Dataset Sintético (OE3).</text:span></text:p>
          <text:list>
            <text:list-item>
              <text:p text:style-name="P64"><text:span text:style-name="Emphasis">Descripción:</text:span> Aunque el <text:span text:style-name="Emphasis">solver</text:span> es rápido, generar +100.000 escenarios de simulación (cubriendo múltiples parámetros) podría requerir un tiempo de cómputo prohibitivo en hardware local.</text:p>
            </text:list-item>
            <text:list-item>
              <text:p text:style-name="P64"><text:soft-page-break/><text:span text:style-name="Emphasis">Mitigación:</text:span> 1) Perfilar el <text:span text:style-name="Emphasis">kernel</text:span> de CUDA (Nvidia Nsight) para optimizar el <text:span text:style-name="Emphasis">batch size</text:span> y el uso de memoria. 2) Paralelizar la generación de escenarios. 3) Plan de escalado para alquilar tiempo de cómputo en GPUs de nube (AWS/GCP) si los tiempos de generación locales superan una semana.</text:p>
            </text:list-item>
          </text:list>
        </text:list-item>
      </text:list>
      <text:h text:style-name="Heading_20_3" text:outline-level="3" text:is-list-header="true"><text:bookmark-start text:name="__RefHeading___Toc2142_3937741030"/>2. Riesgos de Desarrollo y Despliegue (API y App JavaFX)<text:bookmark-end text:name="__RefHeading___Toc2142_3937741030"/></text:h>
      <text:list text:style-name="L25">
        <text:list-item>
          <text:p text:style-name="P65"><text:span text:style-name="Strong_20_Emphasis">Riesgo: Desacoplamiento entre la API (OE6) y la Aplicación (OE5).</text:span></text:p>
          <text:list>
            <text:list-item>
              <text:p text:style-name="P65"><text:span text:style-name="Emphasis">Descripción:</text:span> Es el riesgo de gestión más común en arquitecturas de microservicios. El equipo de JavaFX (Informática) puede quedar bloqueado si la API (Computación) no está lista, tiene <text:span text:style-name="Emphasis">bugs</text:span> o sufre cambios constantes en su "contrato".</text:p>
            </text:list-item>
            <text:list-item>
              <text:p text:style-name="P65"><text:span text:style-name="Emphasis">Mitigación:</text:span> 1) Definición de un contrato de API formal (OpenAPI/Swagger) <text:span text:style-name="Emphasis">antes</text:span> de comenzar el desarrollo de la aplicación. 2) <text:span text:style-name="Strong_20_Emphasis">Duo Xu Ye actúa como Jefe de Proyecto y Product Owner (nexo) de ambos equipos</text:span>, garantizando la alineación. 3) Creación de un <text:span text:style-name="Emphasis">servidor mock</text:span> de la API para que el equipo de JavaFX pueda desarrollar y probar la UI sin depender del <text:span text:style-name="Emphasis">backend</text:span> real.</text:p>
            </text:list-item>
          </text:list>
        </text:list-item>
        <text:list-item>
          <text:p text:style-name="P65"><text:span text:style-name="Strong_20_Emphasis">Riesgo: Complejidad de la Interfaz de Administrador (RF-ADMIN).</text:span></text:p>
          <text:list>
            <text:list-item>
              <text:p text:style-name="P65"><text:span text:style-name="Emphasis">Descripción:</text:span> El requisito de "jugar con los parámetros" y crear nuevos "Gemelos Digitales" (RF-ADMIN-03) es funcionalmente muy complejo y podría consumir la mayoría de las horas de desarrollo, retrasando las funciones clave del Operador.</text:p>
            </text:list-item>
            <text:list-item>
              <text:p text:style-name="P65"><text:span text:style-name="Emphasis">Mitigación:</text:span> Gestión ágil y priorización del <text:span text:style-name="Emphasis">backlog</text:span>. Las funcionalidades del <text:span text:style-name="Strong_20_Emphasis">Operador</text:span> (visualización de alertas, mapas de calor) se priorizarán como Producto Mínimo Viable (MVP) sobre las del <text:span text:style-name="Strong_20_Emphasis">Administrador</text:span> (creación de ríos).</text:p>
            </text:list-item>
          </text:list>
        </text:list-item>
        <text:list-item>
          <text:p text:style-name="P65"><text:span text:style-name="Strong_20_Emphasis">Riesgo: Rendimiento de la Visualización en JavaFX (OE5).</text:span></text:p>
          <text:list>
            <text:list-item>
              <text:p text:style-name="P65"><text:span text:style-name="Emphasis">Descripción:</text:span> La aplicación debe renderizar múltiples gráficos en tiempo real y, sobre todo, un "mapa de calor" sobre un mapa geográfico interactivo. Esto puede ser un desafío de rendimiento en JavaFX.</text:p>
            </text:list-item>
            <text:list-item>
              <text:p text:style-name="P65"><text:span text:style-name="Emphasis">Mitigación:</text:span> 1) Usar librerías de gráficos optimizadas. 2) Evaluar si el renderizado del mapa de calor se realiza de forma nativa o (como se contempla en el OE5) mediante el componente <text:span text:style-name="Source_20_Text">WebView</text:span> y una librería JS (ej. Leaflet), que está altamente optimizada para ello.</text:p>
            </text:list-item>
          </text:list>
        </text:list-item>
      </text:list>
      <text:h text:style-name="Heading_20_3" text:outline-level="3" text:is-list-header="true"><text:bookmark-start text:name="__RefHeading___Toc2144_3937741030"/>3. Riesgos de Gestión<text:bookmark-end text:name="__RefHeading___Toc2144_3937741030"/></text:h>
      <text:list text:style-name="L26">
        <text:list-item>
          <text:p text:style-name="P66"><text:span text:style-name="Strong_20_Emphasis">Riesgo: Dependencia de Personal Clave (Key-Person Dependency).</text:span></text:p>
          <text:list>
            <text:list-item>
              <text:p text:style-name="P66"><text:span text:style-name="Emphasis">Descripción:</text:span> El proyecto tiene una alta dependencia de Duo Xu Ye, quien actúa como nexo, arquitecto de la API, desarrollador del HPC y Product Owner de la aplicación. Una ausencia de esta persona bloquearía ambos proyectos.</text:p>
            </text:list-item>
            <text:list-item>
              <text:p text:style-name="P66"><text:span text:style-name="Emphasis">Mitigación:</text:span> <text:span text:style-name="Strong_20_Emphasis">Documentación rigurosa.</text:span> La especificación de la API (Swagger), la documentación del código del <text:span text:style-name="Emphasis">solver</text:span> (HPC) y un <text:span text:style-name="Emphasis">backlog</text:span> de <text:span text:style-name="Emphasis">issues</text:span> claro y bien definido son cruciales para que el resto del equipo pueda operar con autonomía.</text:p>
            </text:list-item>
          </text:list>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tic" svg:font-family="Antic" style:font-pitch="variable"/>
    <style:font-face style:name="DejaVu Sans Condensed" svg:font-family="'DejaVu Sans Condensed'" style:font-family-generic="swiss" style:font-pitch="variable"/>
    <style:font-face style:name="DejaVu Serif" svg:font-family="'DejaVu Serif'" style:font-family-generic="roman" style:font-pitch="variabl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style:contextual-spacing="false" fo:line-height="115%" fo:text-align="justify" style:justify-single-word="false" fo:hyphenation-ladder-count="no-limit" fo:text-indent="0.1965in" style:auto-text-indent="false" style:page-number="auto"/>
      <style:text-properties fo:font-size="10.5pt" officeooo:rsid="006990a4" style:font-size-asian="10.5pt" style:font-size-complex="10.5pt"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uloSociedad" style:family="paragraph" style:parent-style-name="Heading_20_2" style:default-outline-level="" style:list-style-name="">
      <style:paragraph-properties fo:text-align="center" style:justify-single-word="false"/>
      <style:text-properties fo:color="#808080" loext:opacity="100%" fo:font-weight="normal" officeooo:rsid="001aef16"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start" style:justify-single-word="false" fo:padding="0.0193in" fo:border-left="none" fo:border-right="none" fo:border-top="none" fo:border-bottom="0.06pt solid #000000"/>
      <style:text-properties fo:font-size="18pt" fo:font-weight="normal" officeooo:rsid="00de8285" style:font-size-asian="18pt" style:font-weight-asian="normal" style:font-size-complex="18pt"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 fo:font-family="'Liberation Serif'" style:font-family-generic="roman" style:font-pitch="variable" fo:font-size="12pt" fo:font-style="italic" fo:font-weight="normal" officeooo:rsid="006990a4" style:font-size-asian="12pt" style:font-style-asian="italic" style:font-weight-asian="normal" style:font-size-complex="12pt" style:font-style-complex="italic" style:font-weight-complex="normal"/>
    </style:style>
    <style:style style:name="Autoría" style:family="paragraph" style:parent-style-name="Heading_20_3" style:default-outline-level="" style:list-style-name="">
      <style:paragraph-properties fo:margin-top="0.0398in" fo:margin-bottom="0.0429in" style:contextual-spacing="false" fo:text-align="center" style:justify-single-word="false"/>
      <style:text-properties officeooo:rsid="001cea8b"/>
    </style:style>
    <style:style style:name="SubtituloPropuesta" style:family="paragraph" style:parent-style-name="Subtitle">
      <style:paragraph-properties fo:line-height="115%"/>
      <style:text-properties officeooo:rsid="001cea8b"/>
    </style:style>
    <style:style style:name="Horizontal_20_Line" style:display-name="Horizontal Line" style:family="paragraph" style:parent-style-name="Standard" style:next-style-name="Text_20_body" style:class="html" style:master-page-name="">
      <style:paragraph-properties fo:margin-top="0in" fo:margin-bottom="0.0398in" style:contextual-spacing="false" style:page-number="auto" fo:padding="0in" fo:border-left="none" fo:border-right="none" fo:border-top="none" fo:border-bottom="0.2pt outset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loext:graphic-properties draw:fill="solid" draw:fill-color="#dddddd"/>
      <style:paragraph-properties fo:margin-left="0.3937in" fo:margin-right="0.3937in" fo:margin-top="0in" fo:margin-bottom="0.1965in" style:contextual-spacing="false" fo:text-indent="0in" style:auto-text-indent="false" style:page-number="auto" fo:background-color="#dddddd" fo:padding="0.0398in" fo:border="non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1.5pt" fo:font-style="italic" fo:font-weight="normal" officeooo:rsid="006ac834" style:font-size-asian="11.5pt" style:font-style-asian="italic" style:font-weight-asian="normal" style:font-size-complex="11.5pt" style:font-style-complex="italic"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Header" style:family="paragraph" style:parent-style-name="Table_20_Contents">
      <style:paragraph-properties fo:text-align="start" style:justify-single-word="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erFirma" style:family="paragraph" style:parent-style-name="Footer" style:master-page-name="">
      <style:paragraph-properties fo:text-align="center" style:justify-single-word="false" style:page-number="auto" text:number-lines="false" text:line-number="0"/>
      <style:text-properties fo:color="#666666" loext:opacity="100%" style:font-name="FreeMono" fo:font-family="FreeMono" style:font-family-generic="modern" style:font-pitch="fixed" fo:letter-spacing="0.0138in"/>
    </style:style>
    <style:style style:name="Headers" style:family="paragraph" style:parent-style-name="Text_20_body" style:master-page-name="">
      <style:paragraph-properties fo:margin-left="0in" fo:margin-right="0in" fo:margin-top="0in" fo:margin-bottom="0in" style:contextual-spacing="false" fo:line-height="100%" fo:text-align="center" style:justify-single-word="false" fo:text-indent="0in" style:auto-text-indent="false" style:page-number="auto" fo:padding="0in" fo:border="none" style:vertical-align="auto" style:join-border="true">
        <style:tab-stops/>
      </style:paragraph-properties>
      <style:text-properties fo:font-size="11pt" officeooo:rsid="001bce13" style:font-size-asian="11pt" style:font-size-complex="11pt" style:text-rotation-angle="0" style:text-rotation-scale="line-height"/>
    </style:style>
    <style:style style:name="Div" style:family="paragraph" style:parent-style-name="Headers" style:master-page-name="">
      <loext:graphic-properties draw:fill="solid" draw:fill-color="#dddddd"/>
      <style:paragraph-properties style:page-number="auto" fo:background-color="#dddddd" fo:padding-left="0.0398in" fo:padding-right="0.0398in" fo:padding-top="0in" fo:padding-bottom="0.0398in" fo:border="none">
        <style:tab-stops/>
      </style:paragraph-properties>
    </style:style>
    <style:style style:name="HorLineThick" style:family="paragraph" style:parent-style-name="Horizontal_20_Line"/>
    <style:style style:name="Subheading_20_2" style:display-name="Subheading 2" style:family="paragraph" style:parent-style-name="Text_20_body" style:master-page-name="">
      <style:paragraph-properties style:page-number="auto" fo:padding="0.0591in" fo:border-left="none" fo:border-right="none" fo:border-top="none" fo:border-bottom="0.51pt solid #000000">
        <style:tab-stops/>
      </style:paragraph-properties>
      <style:text-properties fo:color="#111111" loext:opacity="100%" style:font-name="DejaVu Serif" fo:font-family="'DejaVu Serif'" style:font-family-generic="roman" style:font-pitch="variable" fo:font-size="12pt" fo:letter-spacing="0.011in" fo:text-shadow="none" officeooo:rsid="001f7863" style:font-size-asian="12pt" style:font-size-complex="12pt"/>
    </style:style>
    <style:style style:name="Keywords" style:family="paragraph" style:master-page-name="">
      <style:paragraph-properties fo:text-align="start" style:justify-single-word="false" style:page-number="auto"/>
      <style:text-properties fo:text-transform="capitalize" fo:font-size="9pt" fo:font-style="normal" officeooo:rsid="00386d0a" style:font-size-asian="9pt" style:font-style-asian="normal" style:font-size-complex="9pt" style:font-style-complex="normal"/>
    </style:style>
    <style:style style:name="Revision" style:family="paragraph" style:parent-style-name="Horizontal_20_Line">
      <style:text-properties style:font-name="Antic" fo:font-family="Antic" style:font-pitch="variable" fo:font-size="9pt" officeooo:rsid="011b329b" style:font-size-asian="9pt" style:font-size-complex="9pt"/>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Quotation" style:family="paragraph" style:parent-style-name="Text_20_body" style:master-page-name="">
      <style:paragraph-properties fo:margin-left="0in" fo:margin-right="0in" fo:margin-top="0in" fo:margin-bottom="0in" style:contextual-spacing="false" fo:text-align="start" style:justify-single-word="false" fo:text-indent="0in" style:auto-text-indent="false" style:page-number="auto" fo:padding-left="0.0984in" fo:padding-right="0.0984in" fo:padding-top="0.0193in" fo:padding-bottom="0.0984in" fo:border-left="0.06pt solid #000000" fo:border-right="0.06pt solid #000000" fo:border-top="none" fo:border-bottom="0.06pt solid #000000"/>
      <style:text-properties style:font-name="DejaVu Sans Condensed" fo:font-family="'DejaVu Sans Condensed'" style:font-family-generic="swiss" style:font-pitch="variable" fo:font-size="8pt" fo:font-style="italic" fo:font-weight="normal" officeooo:rsid="006ac834" style:font-name-asian="Noto Sans CJK SC" style:font-family-asian="'Noto Sans CJK SC'" style:font-family-generic-asian="system" style:font-pitch-asian="variable" style:font-size-asian="8pt" style:font-style-asian="italic" style:font-weight-asian="normal" style:font-name-complex="Lohit Devanagari1" style:font-family-complex="'Lohit Devanagari'" style:font-family-generic-complex="system" style:font-pitch-complex="variable" style:font-size-complex="8pt" style:font-style-complex="italic" style:font-weight-complex="normal"/>
    </style:style>
    <style:style style:name="Subheading_20_Columns" style:display-name="Subheading Columns" style:family="paragraph" style:parent-style-name="Text_20_body">
      <style:text-properties style:font-name="Liberation Serif1" fo:font-family="'Liberation Serif'" style:font-style-name="Regular" style:font-family-generic="roman" style:font-pitch="variable" fo:font-size="10.5pt" fo:font-style="italic" fo:font-weight="normal" officeooo:rsid="002f094b" style:font-name-asian="Noto Sans CJK SC" style:font-family-asian="'Noto Sans CJK SC'" style:font-family-generic-asian="system" style:font-pitch-asian="variable" style:font-size-asian="14pt" style:font-style-asian="italic" style:font-weight-asian="normal" style:font-name-complex="Lohit Devanagari1" style:font-family-complex="'Lohit Devanagari'" style:font-family-generic-complex="system" style:font-pitch-complex="variable" style:font-size-complex="14pt" style:font-style-complex="italic" style:font-weight-complex="normal"/>
    </style:style>
    <style:style style:name="QuotationHeader" style:family="paragraph" style:parent-style-name="Subheading_20_Columns">
      <loext:graphic-properties draw:fill="solid" draw:fill-color="#dddddd"/>
      <style:paragraph-properties fo:background-color="#dddddd" fo:padding="0.0984in" fo:border-left="0.06pt solid #000000" fo:border-right="0.06pt solid #000000" fo:border-top="0.06pt solid #000000" fo:border-bottom="none"/>
      <style:text-properties style:font-name="DejaVu Sans Condensed" fo:font-family="'DejaVu Sans Condensed'" style:font-family-generic="swiss" style:font-pitch="variable" fo:font-size="8pt" fo:font-style="italic" fo:font-weight="normal" officeooo:rsid="00661aa9" style:font-name-asian="Noto Sans CJK SC" style:font-family-asian="'Noto Sans CJK SC'" style:font-family-generic-asian="system" style:font-pitch-asian="variable" style:font-size-asian="8pt" style:font-style-asian="italic" style:font-weight-asian="normal" style:font-name-complex="Lohit Devanagari1" style:font-family-complex="'Lohit Devanagari'" style:font-family-generic-complex="system" style:font-pitch-complex="variable" style:font-size-complex="8pt"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PhotoFooter" style:family="paragraph" style:parent-style-name="Text_20_body">
      <style:paragraph-properties fo:text-align="center" style:justify-single-word="false"/>
      <style:text-properties style:font-name="FreeMono" fo:font-family="FreeMono" style:font-family-generic="modern" style:font-pitch="fixed" fo:font-size="9pt" officeooo:rsid="00c62f7b" style:font-size-asian="9pt" style:font-size-complex="9pt"/>
    </style:style>
    <style:style style:name="Código" style:family="paragraph" style:parent-style-name="Text_20_body">
      <style:paragraph-properties fo:margin-left="0in" fo:margin-right="0in" fo:text-align="center" style:justify-single-word="false" fo:text-indent="0in" style:auto-text-indent="false"/>
      <style:text-properties style:font-name="Liberation Mono" fo:font-family="'Liberation Mono'" style:font-family-generic="modern" style:font-pitch="fixed" fo:font-size="9pt" officeooo:rsid="00e068b2" fo:background-color="transparent" style:font-size-asian="9pt" style:font-size-complex="9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Cuerpo_20_de_20_texto" style:display-name="Cuerpo de texto"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margin-left="0in" fo:margin-right="0in" fo:text-align="center" style:justify-single-word="false" fo:text-indent="0in" style:auto-text-indent="false"/>
      <style:text-properties fo:color="#2a6099" loext:opacity="100%" fo:font-size="10.5pt" officeooo:rsid="0113a9f8" officeooo:paragraph-rsid="0122e70b" style:font-size-asian="10.5pt" style:font-size-complex="10.5pt"/>
    </style:style>
    <style:style style:name="MP2" style:family="paragraph" style:parent-style-name="Footer">
      <style:paragraph-properties fo:text-align="center" style:justify-single-word="false"/>
      <style:text-properties officeooo:rsid="0070bb48" officeooo:paragraph-rsid="0122e70b"/>
    </style:style>
    <style:style style:name="MP3" style:family="paragraph" style:parent-style-name="Footer">
      <style:paragraph-properties fo:text-align="center" style:justify-single-word="false"/>
      <style:text-properties style:font-name="FreeMono" fo:font-size="9pt" fo:font-style="italic" officeooo:rsid="00de4658" officeooo:paragraph-rsid="0122e70b" style:font-size-asian="9pt" style:font-style-asian="italic" style:font-size-complex="9pt" style:font-style-complex="italic"/>
    </style:style>
    <style:style style:name="MP4" style:family="paragraph" style:parent-style-name="Text_20_body">
      <style:paragraph-properties fo:margin-left="0in" fo:margin-right="0in" fo:text-align="center" style:justify-single-word="false" fo:text-indent="0in" style:auto-text-indent="false"/>
      <style:text-properties fo:color="#2a6099" loext:opacity="100%" fo:font-size="10.5pt" officeooo:rsid="00dd7032" officeooo:paragraph-rsid="00dd7032" style:font-size-asian="10.5pt" style:font-size-complex="10.5pt"/>
    </style:style>
    <style:style style:name="MP5" style:family="paragraph" style:parent-style-name="Footer">
      <style:paragraph-properties fo:text-align="center" style:justify-single-word="false"/>
      <style:text-properties officeooo:rsid="0070bb48" officeooo:paragraph-rsid="0070bb48"/>
    </style:style>
    <style:style style:name="MP6" style:family="paragraph" style:parent-style-name="Text_20_body">
      <style:paragraph-properties fo:margin-left="0in" fo:margin-right="0in" fo:text-align="center" style:justify-single-word="false" fo:text-indent="0in" style:auto-text-indent="false"/>
      <style:text-properties fo:color="#2a6099" loext:opacity="100%" fo:font-size="10.5pt" officeooo:rsid="0113a9f8" officeooo:paragraph-rsid="0113a9f8" style:font-size-asian="10.5pt" style:font-size-complex="10.5pt"/>
    </style:style>
    <style:style style:name="MT1" style:family="text">
      <style:text-properties officeooo:rsid="0122e70b"/>
    </style:style>
    <style:style style:name="MT2" style:family="text">
      <style:text-properties officeooo:rsid="01199ee7"/>
    </style:style>
    <style:style style:name="MT3" style:family="text">
      <style:text-properties style:font-name="FreeMono" fo:font-size="9pt" fo:font-style="italic" officeooo:rsid="01199ee7" style:font-size-asian="9pt" style:font-style-asian="italic" style:font-size-complex="9pt" style:font-style-complex="italic"/>
    </style:style>
    <style:style style:name="MT4" style:family="text">
      <style:text-properties style:font-name="FreeMono" fo:font-size="9pt" fo:font-style="italic" officeooo:rsid="0122e70b" style:font-size-asian="9pt" style:font-style-asian="italic" style:font-size-complex="9pt" style:font-style-complex="italic"/>
    </style:style>
    <style:style style:name="MT5" style:family="text">
      <style:text-properties style:font-name="FreeMono" fo:font-size="9pt" fo:font-style="italic" style:font-size-asian="9pt" style:font-style-asian="italic" style:font-size-complex="9pt" style:font-style-complex="italic"/>
    </style:style>
    <style:style style:name="MT6" style:family="text">
      <style:text-properties style:font-name="FreeMono" fo:font-size="9pt" fo:font-style="italic" officeooo:rsid="003f9c13" style:font-size-asian="9pt" style:font-style-asian="italic" style:font-size-complex="9pt" style:font-style-complex="italic"/>
    </style:style>
    <style:style style:name="MT7" style:family="text">
      <style:text-properties style:font-name="FreeMono" fo:font-size="9pt" fo:font-style="italic" officeooo:rsid="00de3318" style:font-size-asian="9pt" style:font-style-asian="italic" style:font-size-complex="9pt" style:font-style-complex="italic"/>
    </style:style>
    <style:style style:name="MT8" style:family="text">
      <style:text-properties style:font-name="FreeMono" fo:font-size="9pt" fo:font-style="italic" officeooo:rsid="00de4658" style:font-size-asian="9pt" style:font-style-asian="italic" style:font-size-complex="9pt" style:font-style-complex="italic"/>
    </style:style>
    <style:page-layout style:name="Mpm1">
      <style:page-layout-properties fo:page-width="8.2681in" fo:page-height="11.6929in" style:num-format="1" style:print-orientation="portrait" fo:margin-top="0.5102in" fo:margin-bottom="0.2866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6354in" fo:margin-left="0in" fo:margin-right="0in" fo:margin-bottom="0.1965in" fo:background-color="transparent" draw:fill="none" draw:fill-color="#729fcf"/>
      </style:header-style>
      <style:footer-style>
        <style:header-footer-properties svg:height="0.552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5102in" fo:margin-bottom="0.2866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6354in" fo:margin-left="0in" fo:margin-right="0in" fo:margin-bottom="0.1965in" fo:background-color="transparent" draw:fill="none" draw:fill-color="#729fcf"/>
      </style:header-style>
      <style:footer-style>
        <style:header-footer-properties svg:height="0.5508in" fo:margin-left="0in" fo:margin-right="0in" fo:margin-top="0.1965in" fo:background-color="transparent" style:dynamic-spacing="false" draw:fill="none" draw:fill-color="#729fcf"/>
      </style:footer-style>
    </style:page-layout>
    <style:page-layout style:name="Mpm3">
      <style:page-layout-properties fo:page-width="11.6929in" fo:page-height="8.2681in" style:num-format="1" style:print-orientation="landscape" fo:margin-top="0.5102in" fo:margin-bottom="0.2866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6354in" fo:margin-left="0in" fo:margin-right="0in" fo:margin-bottom="0.1965in" fo:background-color="transparent" draw:fill="none" draw:fill-color="#729fcf"/>
      </style:header-style>
      <style:footer-style>
        <style:header-footer-properties svg:height="0.552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yecto de <text:span text:style-name="MT1">Informática</text:span><text:span text:style-name="MT2"> I </text:span>– <text:span text:style-name="MT1">Héctor Barrio Crespo</text:span></text:p>
      </style:header>
      <style:footer>
        <text:p text:style-name="MP2"><text:span text:style-name="MT3">Grupo </text:span><text:span text:style-name="MT4">E</text:span><text:span text:style-name="MT5"> </text:span><text:span text:style-name="MT6">© </text:span><text:span text:style-name="MT5">202</text:span><text:span text:style-name="MT4">5</text:span><text:span text:style-name="MT7"> – </text:span><text:span text:style-name="MT8">Creative Commons BY-CC</text:span></text:p>
        <text:p text:style-name="MP3"><text:page-number text:select-page="current">17</text:page-number></text:p>
      </style:footer>
    </style:master-page>
    <style:master-page style:name="_33_" style:display-name="3" style:page-layout-name="Mpm2" draw:style-name="Mdp1" style:next-style-name="Standard">
      <style:header>
        <text:p text:style-name="MP1">Proyecto de <text:span text:style-name="MT1">Informática</text:span><text:span text:style-name="MT2"> I </text:span>– <text:span text:style-name="MT1">Héctor Barrio Crespo</text:span></text:p>
      </style:header>
      <style:footer>
        <text:p text:style-name="MP2"><text:span text:style-name="MT3">Grupo </text:span><text:span text:style-name="MT4">E</text:span><text:span text:style-name="MT5"> </text:span><text:span text:style-name="MT6">© </text:span><text:span text:style-name="MT5">202</text:span><text:span text:style-name="MT4">5</text:span><text:span text:style-name="MT7"> – </text:span><text:span text:style-name="MT8">Creative Commons BY-CC</text:span></text:p>
        <text:p text:style-name="MP3"><text:page-number text:select-page="current">3</text:page-number></text:p>
      </style:footer>
    </style:master-page>
    <style:master-page style:name="_34_" style:display-name="4" style:page-layout-name="Mpm3" draw:style-name="Mdp1" style:next-style-name="_35_">
      <style:header>
        <text:p text:style-name="MP4">Estructura de computadores – Jose Luis Lafuente Carrasco</text:p>
      </style:header>
      <style:footer>
        <text:p text:style-name="MP5"><text:span text:style-name="MT8">Duo Xu Ye</text:span><text:span text:style-name="MT5"> </text:span><text:span text:style-name="MT6">© </text:span><text:span text:style-name="MT5">202</text:span><text:span text:style-name="MT7">4 – </text:span><text:span text:style-name="MT8">Creative Commons BY-CC</text:span></text:p>
        <text:p text:style-name="Footer"><text:page-number text:select-page="current">0</text:page-number></text:p>
      </style:footer>
    </style:master-page>
    <style:master-page style:name="_31_" style:display-name="1" style:page-layout-name="Mpm1" draw:style-name="Mdp1" style:next-style-name="_32_">
      <style:header>
        <text:p text:style-name="MP6">Proyecto de <text:span text:style-name="MT1">Informática</text:span><text:span text:style-name="MT2"> I </text:span>– <text:span text:style-name="MT1">Héctor Barrio Crespo</text:span></text:p>
      </style:header>
      <style:footer>
        <text:p text:style-name="MP5"><text:span text:style-name="MT3">Grupo </text:span><text:span text:style-name="MT4">E</text:span><text:span text:style-name="MT5"> </text:span><text:span text:style-name="MT6">© </text:span><text:span text:style-name="MT5">202</text:span><text:span text:style-name="MT4">5</text:span><text:span text:style-name="MT7"> – </text:span><text:span text:style-name="MT8">Creative Commons BY-CC</text:span></text:p>
        <text:p text:style-name="Footer"><text:page-number text:select-page="current">1</text:page-number></text:p>
      </style:footer>
    </style:master-page>
    <style:master-page style:name="_32_" style:display-name="2" style:page-layout-name="Mpm1" draw:style-name="Mdp1" style:next-style-name="_33_">
      <style:header>
        <text:p text:style-name="MP1">Proyecto de <text:span text:style-name="MT1">Informática</text:span><text:span text:style-name="MT2"> I </text:span>– <text:span text:style-name="MT1">Héctor Barrio Crespo</text:span></text:p>
      </style:header>
      <style:footer>
        <text:p text:style-name="MP2"><text:span text:style-name="MT3">Grupo </text:span><text:span text:style-name="MT4">E</text:span><text:span text:style-name="MT5"> </text:span><text:span text:style-name="MT6">© </text:span><text:span text:style-name="MT5">202</text:span><text:span text:style-name="MT4">5</text:span><text:span text:style-name="MT7"> – </text:span><text:span text:style-name="MT8">Creative Commons BY-CC</text:span></text:p>
        <text:p text:style-name="MP3"><text:page-number text:select-page="current">2</text:page-number></text:p>
      </style:footer>
    </style:master-page>
    <style:master-page style:name="_35_" style:display-name="5" style:page-layout-name="Mpm3" draw:style-name="Mdp1" style:next-style-name="_36_">
      <style:header>
        <text:p text:style-name="MP4">Estructura de computadores – Jose Luis Lafuente Carrasco</text:p>
      </style:header>
      <style:footer>
        <text:p text:style-name="MP5"><text:span text:style-name="MT8">Duo Xu Ye</text:span><text:span text:style-name="MT5"> </text:span><text:span text:style-name="MT6">© </text:span><text:span text:style-name="MT5">202</text:span><text:span text:style-name="MT7">4 – </text:span><text:span text:style-name="MT8">Creative Commons BY-CC</text:span></text:p>
        <text:p text:style-name="Footer"><text:page-number text:select-page="current">0</text:page-number></text:p>
      </style:footer>
    </style:master-page>
    <style:master-page style:name="_36_" style:display-name="6" style:page-layout-name="Mpm3" draw:style-name="Mdp1" style:next-style-name="_37_">
      <style:header>
        <text:p text:style-name="MP4">Estructura de computadores – Jose Luis Lafuente Carrasco</text:p>
      </style:header>
      <style:footer>
        <text:p text:style-name="MP5"><text:span text:style-name="MT8">Duo Xu Ye</text:span><text:span text:style-name="MT5"> </text:span><text:span text:style-name="MT6">© </text:span><text:span text:style-name="MT5">202</text:span><text:span text:style-name="MT7">4 – </text:span><text:span text:style-name="MT8">Creative Commons BY-CC</text:span></text:p>
        <text:p text:style-name="Footer"><text:page-number text:select-page="current">0</text:page-number></text:p>
      </style:footer>
    </style:master-page>
    <style:master-page style:name="_37_" style:display-name="7" style:page-layout-name="Mpm3" draw:style-name="Mdp1" style:next-style-name="Standard">
      <style:header>
        <text:p text:style-name="MP4">Estructura de computadores – Jose Luis Lafuente Carrasco</text:p>
      </style:header>
      <style:footer>
        <text:p text:style-name="MP5"><text:span text:style-name="MT8">Duo Xu Ye</text:span><text:span text:style-name="MT5"> </text:span><text:span text:style-name="MT6">© </text:span><text:span text:style-name="MT5">202</text:span><text:span text:style-name="MT7">4 – </text:span><text:span text:style-name="MT8">Creative Commons BY-CC</text:span></text:p>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2T14:49:04.781883744</meta:creation-date>
    <meta:editing-duration>PT28M3S</meta:editing-duration>
    <meta:editing-cycles>8</meta:editing-cycles>
    <meta:generator>LibreOffice/24.2.7.2$Linux_X86_64 LibreOffice_project/420$Build-2</meta:generator>
    <dc:title>Memoria</dc:title>
    <dc:date>2025-11-09T21:21:11.446120983</dc:date>
    <meta:document-statistic meta:table-count="0" meta:image-count="0" meta:object-count="0" meta:page-count="17" meta:paragraph-count="365" meta:word-count="6721" meta:character-count="43965" meta:non-whitespace-character-count="37769"/>
    <meta:template xlink:type="simple" xlink:actuate="onRequest" xlink:title="Memoria" xlink:href="../../../../../Templates/Memoria.ott" meta:date="2025-10-22T14:49:04.371691113"/>
  </office:meta>
</office:document-meta>
</file>